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5cm" style:rel-column-width="18802*"/>
    </style:style>
    <style:style style:name="Table2.C" style:family="table-column">
      <style:table-column-properties style:column-width="11.142cm" style:rel-column-width="27931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f34d1f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4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1" style:family="paragraph" style:parent-style-name="Normal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 text:display="none"/>
    </style:style>
    <style:style style:name="P42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style:font-name="Courier New" fo:font-size="10pt" fo:language="zxx" fo:country="none" officeooo:paragraph-rsid="02206216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paragraph-rsid="021f6089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rsid="0213f657" officeooo:paragraph-rsid="02206216" style:font-size-asian="10pt" style:language-asian="zxx" style:country-asian="none" style:font-size-complex="10pt" style:language-complex="zxx" style:country-complex="none"/>
    </style:style>
    <style:style style:name="P46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7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9" style:family="paragraph" style:parent-style-name="Table_20_Contents">
      <style:text-properties style:font-name="Courier New" fo:font-size="10pt" fo:language="zxx" fo:country="none" fo:font-style="normal" officeooo:rsid="0213f657" officeooo:paragraph-rsid="021f608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text-properties style:font-name="Courier New" fo:font-size="10pt" fo:language="zxx" fo:country="none" fo:font-style="normal" officeooo:rsid="0213f657" officeooo:paragraph-rsid="0220621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53" style:family="paragraph" style:parent-style-name="Table_20_Contents">
      <style:text-properties officeooo:paragraph-rsid="004d3c50"/>
    </style:style>
    <style:style style:name="P54" style:family="paragraph" style:parent-style-name="Table_20_Contents">
      <style:text-properties officeooo:paragraph-rsid="006e8e1a"/>
    </style:style>
    <style:style style:name="P55" style:family="paragraph" style:parent-style-name="Table_20_Contents">
      <style:text-properties officeooo:paragraph-rsid="00767c54"/>
    </style:style>
    <style:style style:name="P56" style:family="paragraph" style:parent-style-name="Table_20_Contents">
      <style:text-properties officeooo:paragraph-rsid="009375c2"/>
    </style:style>
    <style:style style:name="P57" style:family="paragraph" style:parent-style-name="Table_20_Contents">
      <style:text-properties officeooo:paragraph-rsid="00b698e2"/>
    </style:style>
    <style:style style:name="P58" style:family="paragraph" style:parent-style-name="Table_20_Contents">
      <style:text-properties officeooo:paragraph-rsid="00bfdbd1"/>
    </style:style>
    <style:style style:name="P59" style:family="paragraph" style:parent-style-name="Table_20_Contents">
      <style:text-properties officeooo:paragraph-rsid="00e67b40"/>
    </style:style>
    <style:style style:name="P60" style:family="paragraph" style:parent-style-name="Table_20_Contents">
      <style:text-properties officeooo:paragraph-rsid="00e75ea5"/>
    </style:style>
    <style:style style:name="P61" style:family="paragraph" style:parent-style-name="Table_20_Contents">
      <style:text-properties officeooo:paragraph-rsid="0108f4cf"/>
    </style:style>
    <style:style style:name="P62" style:family="paragraph" style:parent-style-name="Table_20_Contents">
      <style:text-properties officeooo:paragraph-rsid="010e8474"/>
    </style:style>
    <style:style style:name="P63" style:family="paragraph" style:parent-style-name="Table_20_Contents">
      <style:text-properties officeooo:paragraph-rsid="011fee52"/>
    </style:style>
    <style:style style:name="P64" style:family="paragraph" style:parent-style-name="Table_20_Contents">
      <style:text-properties officeooo:paragraph-rsid="01262962"/>
    </style:style>
    <style:style style:name="P65" style:family="paragraph" style:parent-style-name="Table_20_Contents">
      <style:text-properties officeooo:paragraph-rsid="0127770a"/>
    </style:style>
    <style:style style:name="P66" style:family="paragraph" style:parent-style-name="Table_20_Contents">
      <style:text-properties officeooo:paragraph-rsid="012a02c9"/>
    </style:style>
    <style:style style:name="P67" style:family="paragraph" style:parent-style-name="Table_20_Contents">
      <style:text-properties officeooo:paragraph-rsid="012d6f0c"/>
    </style:style>
    <style:style style:name="P68" style:family="paragraph" style:parent-style-name="Table_20_Contents">
      <style:text-properties officeooo:paragraph-rsid="014029c5"/>
    </style:style>
    <style:style style:name="P69" style:family="paragraph" style:parent-style-name="Table_20_Contents">
      <style:text-properties officeooo:paragraph-rsid="01536d5b"/>
    </style:style>
    <style:style style:name="P70" style:family="paragraph" style:parent-style-name="Table_20_Contents">
      <style:text-properties officeooo:paragraph-rsid="0156ef0e"/>
    </style:style>
    <style:style style:name="P71" style:family="paragraph" style:parent-style-name="Table_20_Contents">
      <style:text-properties officeooo:paragraph-rsid="010ba44b"/>
    </style:style>
    <style:style style:name="P72" style:family="paragraph" style:parent-style-name="Table_20_Contents">
      <style:text-properties officeooo:paragraph-rsid="0116c433"/>
    </style:style>
    <style:style style:name="P73" style:family="paragraph" style:parent-style-name="Table_20_Contents">
      <style:text-properties officeooo:paragraph-rsid="015fc100"/>
    </style:style>
    <style:style style:name="P74" style:family="paragraph" style:parent-style-name="Table_20_Contents">
      <style:text-properties officeooo:paragraph-rsid="017f7b3e"/>
    </style:style>
    <style:style style:name="P75" style:family="paragraph" style:parent-style-name="Table_20_Contents">
      <style:text-properties officeooo:paragraph-rsid="01924b2d"/>
    </style:style>
    <style:style style:name="P76" style:family="paragraph" style:parent-style-name="Table_20_Contents">
      <style:text-properties officeooo:paragraph-rsid="01c4af9a"/>
    </style:style>
    <style:style style:name="P77" style:family="paragraph" style:parent-style-name="Table_20_Contents">
      <style:text-properties officeooo:paragraph-rsid="01c67a72"/>
    </style:style>
    <style:style style:name="P78" style:family="paragraph" style:parent-style-name="Table_20_Contents">
      <style:text-properties officeooo:paragraph-rsid="01d72fd8"/>
    </style:style>
    <style:style style:name="P79" style:family="paragraph" style:parent-style-name="Table_20_Contents">
      <style:text-properties officeooo:paragraph-rsid="01daa4a7"/>
    </style:style>
    <style:style style:name="P80" style:family="paragraph" style:parent-style-name="Table_20_Contents">
      <style:text-properties officeooo:paragraph-rsid="0072b850"/>
    </style:style>
    <style:style style:name="P81" style:family="paragraph" style:parent-style-name="Table_20_Contents">
      <style:text-properties officeooo:paragraph-rsid="003a1440"/>
    </style:style>
    <style:style style:name="P82" style:family="paragraph" style:parent-style-name="Table_20_Contents">
      <style:text-properties officeooo:paragraph-rsid="0049a42a"/>
    </style:style>
    <style:style style:name="P83" style:family="paragraph" style:parent-style-name="Table_20_Contents">
      <style:text-properties officeooo:paragraph-rsid="01f2ee4b"/>
    </style:style>
    <style:style style:name="P84" style:family="paragraph" style:parent-style-name="Table_20_Contents">
      <style:text-properties officeooo:paragraph-rsid="01f34d1f"/>
    </style:style>
    <style:style style:name="P85" style:family="paragraph" style:parent-style-name="Table_20_Contents">
      <style:text-properties officeooo:paragraph-rsid="01f75a5d"/>
    </style:style>
    <style:style style:name="P86" style:family="paragraph" style:parent-style-name="Table_20_Contents">
      <style:text-properties officeooo:paragraph-rsid="01ff8b12"/>
    </style:style>
    <style:style style:name="P87" style:family="paragraph" style:parent-style-name="Table_20_Contents">
      <style:text-properties officeooo:paragraph-rsid="02062754"/>
    </style:style>
    <style:style style:name="P88" style:family="paragraph" style:parent-style-name="Table_20_Contents">
      <style:text-properties officeooo:paragraph-rsid="020801da"/>
    </style:style>
    <style:style style:name="P89" style:family="paragraph" style:parent-style-name="Table_20_Contents">
      <style:text-properties officeooo:paragraph-rsid="022368e4"/>
    </style:style>
    <style:style style:name="P90" style:family="paragraph" style:parent-style-name="Table_20_Contents">
      <style:text-properties officeooo:paragraph-rsid="02245b63"/>
    </style:style>
    <style:style style:name="P91" style:family="paragraph" style:parent-style-name="Table_20_Contents">
      <style:text-properties officeooo:paragraph-rsid="022a3a56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99" style:family="paragraph" style:parent-style-name="Table_20_Contents">
      <style:text-properties officeooo:paragraph-rsid="022f0ff6"/>
    </style:style>
    <style:style style:name="P100" style:family="paragraph" style:parent-style-name="Table_20_Contents">
      <style:text-properties officeooo:paragraph-rsid="0230b508"/>
    </style:style>
    <style:style style:name="P101" style:family="paragraph" style:parent-style-name="Table_20_Contents">
      <style:text-properties style:font-name="Courier New" fo:font-size="10pt" fo:language="zxx" fo:country="none" fo:font-style="normal" officeooo:rsid="0213f657" officeooo:paragraph-rsid="023157c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102" style:family="paragraph" style:parent-style-name="Table_20_Contents">
      <style:text-properties style:font-name="Courier New" fo:font-size="10pt" fo:language="zxx" fo:country="none" officeooo:paragraph-rsid="02206216" style:font-size-asian="10pt" style:language-asian="zxx" style:country-asian="none" style:font-size-complex="10pt" style:language-complex="zxx" style:country-complex="none"/>
    </style:style>
    <style:style style:name="P103" style:family="paragraph" style:parent-style-name="Table_20_Contents">
      <style:text-properties style:font-name="Courier New" fo:font-size="10pt" fo:language="zxx" fo:country="none" officeooo:paragraph-rsid="023157c2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83cbfb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98bbaa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e2c632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4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6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8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9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0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1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2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3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4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924b2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98bba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9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0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1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32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33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34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5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36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37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1f2ee4b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2273a8d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53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4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55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56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1ed6cee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63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64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65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66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1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7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73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74" style:family="text">
      <style:text-properties fo:color="#000000" loext:opacity="100%" fo:font-size="14pt" fo:language="zxx" fo:country="none" officeooo:rsid="01d48720" style:font-size-asian="14pt" style:language-asian="zxx" style:country-asian="none" style:font-size-complex="14pt" style:language-complex="zxx" style:country-complex="none"/>
    </style:style>
    <style:style style:name="T175" style:family="text">
      <style:text-properties fo:color="#000000" loext:opacity="100%" fo:font-size="14pt" fo:language="zxx" fo:country="none" officeooo:rsid="022126fa" style:font-size-asian="14pt" style:language-asian="zxx" style:country-asian="none" style:font-size-complex="14pt" style:language-complex="zxx" style:country-complex="none"/>
    </style:style>
    <style:style style:name="T176" style:family="text">
      <style:text-properties officeooo:rsid="00c77656"/>
    </style:style>
    <style:style style:name="T177" style:family="text">
      <style:text-properties fo:font-style="italic" officeooo:rsid="0213f657" style:font-style-asian="italic" style:font-style-complex="italic"/>
    </style:style>
    <style:style style:name="T178" style:family="text">
      <style:text-properties officeooo:rsid="0213f657"/>
    </style:style>
    <style:style style:name="T179" style:family="text">
      <style:text-properties fo:font-style="normal" officeooo:rsid="0213f657" style:font-style-asian="normal" style:font-style-complex="normal"/>
    </style:style>
    <style:style style:name="T180" style:family="text">
      <style:text-properties fo:font-style="normal" officeooo:rsid="021570c6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<text:span text:style-name="Default_20_Paragraph_20_Font"><text:span text:style-name="T170">Celestra cheatsheet – v</text:span></text:span><text:span text:style-name="Default_20_Paragraph_20_Font"><text:span text:style-name="T172">5</text:span></text:span><text:span text:style-name="Default_20_Paragraph_20_Font"><text:span text:style-name="T171">.</text:span></text:span><text:span text:style-name="Default_20_Paragraph_20_Font"><text:span text:style-name="T174">4</text:span></text:span><text:span text:style-name="Default_20_Paragraph_20_Font"><text:span text:style-name="T173">.</text:span></text:span><text:span text:style-name="Default_20_Paragraph_20_Font"><text:span text:style-name="T175">2</text:span></text:span><text:span text:style-name="Default_20_Paragraph_20_Font"><text:span text:style-name="T170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5">The </text:span></text:span><text:span text:style-name="Default_20_Paragraph_20_Font"><text:span text:style-name="T74"><text:s/>celestra </text:span></text:span><text:span text:style-name="Default_20_Paragraph_20_Font"><text:span text:style-name="T5"><text:s/>and/or the </text:span></text:span><text:span text:style-name="Default_20_Paragraph_20_Font"><text:span text:style-name="T74"><text:s/></text:span></text:span><text:span text:style-name="Default_20_Paragraph_20_Font"><text:span text:style-name="T75">CEL</text:span></text:span><text:span text:style-name="Default_20_Paragraph_20_Font"><text:span text:style-name="T74"> </text:span></text:span><text:span text:style-name="Default_20_Paragraph_20_Font"><text:span text:style-name="T5"><text:s/>objects contain these functions, except the polyfills. Example: </text:span></text:span><text:span text:style-name="Default_20_Paragraph_20_Font"><text:span text:style-name="T74"><text:s/></text:span></text:span><text:span text:style-name="Default_20_Paragraph_20_Font"><text:span text:style-name="T76">CEL</text:span></text:span><text:span text:style-name="Default_20_Paragraph_20_Font"><text:span text:style-name="T74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715140798688">
          <table:table-cell table:style-name="Table1.A1" office:value-type="string">
            <text:p text:style-name="P92">Core API</text:p>
          </table:table-cell>
          <table:table-cell table:style-name="Table1.A1" office:value-type="string">
            <text:p text:style-name="P94">DOM</text:p>
          </table:table-cell>
          <table:table-cell table:style-name="Table1.C1" office:value-type="string">
            <text:p text:style-name="P51"><text:span text:style-name="Source_20_Text"><text:span text:style-name="T3">Type checking</text:span></text:span></text:p>
          </table:table-cell>
        </table:table-row>
        <table:table-row table:style-name="TableLine2715140807392">
          <table:table-cell table:style-name="Table1.A2" office:value-type="string">
            <text:p text:style-name="P70"><text:span text:style-name="Source_20_Text"><text:span text:style-name="T45">signbit(&lt;value&gt;);</text:span></text:span></text:p>
            <text:p text:style-name="P53"><text:span text:style-name="Source_20_Text"><text:span text:style-name="T29">delay(&lt;ms&gt;).then(&lt;callback&gt;);</text:span></text:span></text:p>
            <text:p text:style-name="P53"><text:span text:style-name="Source_20_Text"><text:span text:style-name="T29">inherit(&lt;subclass&gt;,&lt;superclass&gt;);</text:span></text:span></text:p>
            <text:p text:style-name="P53"><text:span text:style-name="Source_20_Text"><text:span text:style-name="T29">randomInt([max] </text:span></text:span><text:span text:style-name="Source_20_Text"><text:span text:style-name="T63">or</text:span></text:span><text:span text:style-name="Source_20_Text"><text:span text:style-name="T29"> &lt;min&gt;,&lt;max&gt;);</text:span></text:span></text:p>
            <text:p text:style-name="P53"><text:span text:style-name="Source_20_Text"><text:span text:style-name="T29">randomFloat([max] </text:span></text:span><text:span text:style-name="Source_20_Text"><text:span text:style-name="T63">or</text:span></text:span><text:span text:style-name="Source_20_Text"><text:span text:style-name="T29"> &lt;min&gt;,&lt;max&gt;);</text:span></text:span></text:p>
            <text:p text:style-name="P75"><text:span text:style-name="Source_20_Text"><text:span text:style-name="T29">randomBoolean</text:span></text:span><text:span text:style-name="Source_20_Text"><text:span text:style-name="T48">();</text:span></text:span></text:p>
            <text:p text:style-name="P75"><text:span text:style-name="Source_20_Text"><text:span text:style-name="T51">randomID([hyphens=true][,usedate=false]);</text:span></text:span></text:p>
            <text:p text:style-name="P55"><text:span text:style-name="Source_20_Text"><text:span text:style-name="T29">randomString([length[,specChar</text:span></text:span><text:span text:style-name="Source_20_Text"><text:span text:style-name="T49">=false</text:span></text:span><text:span text:style-name="Source_20_Text"><text:span text:style-name="T29">]]);</text:span></text:span></text:p>
            <text:p text:style-name="P55"><text:span text:style-name="Source_20_Text"><text:span text:style-name="T29">inRange(&lt;value&gt;,&lt;min&gt;,&lt;max&gt;);</text:span></text:span></text:p>
            <text:p text:style-name="P84"><text:span text:style-name="Source_20_Text"><text:span text:style-name="T29">b64Encode(&lt;string&gt;); b64Decode(&lt;</text:span></text:span><text:span text:style-name="Source_20_Text"><text:span text:style-name="T96">str</text:span></text:span><text:span text:style-name="Source_20_Text"><text:span text:style-name="T121">ing</text:span></text:span><text:span text:style-name="Source_20_Text"><text:span text:style-name="T29">&gt;);</text:span></text:span></text:p>
            <text:p text:style-name="P53"><text:span text:style-name="Source_20_Text"><text:span text:style-name="T29">javaHash(&lt;data&gt;[,hexa</text:span></text:span><text:span text:style-name="Source_20_Text"><text:span text:style-name="T49">=false</text:span></text:span><text:span text:style-name="Source_20_Text"><text:span text:style-name="T29">]);</text:span></text:span></text:p>
            <text:p text:style-name="P53"><text:span text:style-name="Source_20_Text"><text:span text:style-name="T29">getUrlVars([str=location.search]);</text:span></text:span></text:p>
            <text:p text:style-name="P53"><text:span text:style-name="Source_20_Text"><text:span text:style-name="T29">obj2string(&lt;object&gt;);</text:span></text:span></text:p>
            <text:p text:style-name="P53"><text:span text:style-name="Source_20_Text"><text:span text:style-name="T56">classof</text:span></text:span><text:span text:style-name="Source_20_Text"><text:span text:style-name="T29">(&lt;variable&gt;[,type[,throw=false]</text:span></text:span><text:span text:style-name="Source_20_Text"><text:span text:style-name="T57">]</text:span></text:span><text:span text:style-name="Source_20_Text"><text:span text:style-name="T29">);</text:span></text:span></text:p>
            <text:p text:style-name="P53"><text:span text:style-name="Source_20_Text"><text:span text:style-name="T29">extend([deep,]&lt;target&gt;,&lt;source1&gt;[,srcN]);</text:span></text:span></text:p>
            <text:p text:style-name="P84"><text:span text:style-name="Source_20_Text"><text:span text:style-name="T29">sizeIn(&lt;</text:span></text:span><text:span text:style-name="Source_20_Text"><text:span text:style-name="T109">obj</text:span></text:span><text:span text:style-name="Source_20_Text"><text:span text:style-name="T122">ect</text:span></text:span><text:span text:style-name="Source_20_Text"><text:span text:style-name="T29">&gt;);</text:span></text:span></text:p>
            <text:p text:style-name="P85"><text:span text:style-name="Source_20_Text"><text:span text:style-name="T29">forIn(&lt;</text:span></text:span><text:span text:style-name="Source_20_Text"><text:span text:style-name="T109">obj</text:span></text:span><text:span text:style-name="Source_20_Text"><text:span text:style-name="T122">ect</text:span></text:span><text:span text:style-name="Source_20_Text"><text:span text:style-name="T29">&gt;,&lt;</text:span></text:span><text:span text:style-name="Source_20_Text"><text:span text:style-name="T122">callback</text:span></text:span><text:span text:style-name="Source_20_Text"><text:span text:style-name="T29">&gt;);</text:span></text:span></text:p>
            <text:p text:style-name="P85"><text:span text:style-name="Source_20_Text"><text:span text:style-name="T29">f</text:span></text:span><text:span text:style-name="Source_20_Text"><text:span text:style-name="T43">ilter</text:span></text:span><text:span text:style-name="Source_20_Text"><text:span text:style-name="T29">In(&lt;</text:span></text:span><text:span text:style-name="Source_20_Text"><text:span text:style-name="T112">obj</text:span></text:span><text:span text:style-name="Source_20_Text"><text:span text:style-name="T122">ect</text:span></text:span><text:span text:style-name="Source_20_Text"><text:span text:style-name="T29">&gt;,&lt;</text:span></text:span><text:span text:style-name="Source_20_Text"><text:span text:style-name="T122">callback</text:span></text:span><text:span text:style-name="Source_20_Text"><text:span text:style-name="T29">&gt;);</text:span></text:span></text:p>
            <text:p text:style-name="P85"><text:span text:style-name="Source_20_Text"><text:span text:style-name="T29">popIn(&lt;</text:span></text:span><text:span text:style-name="Source_20_Text"><text:span text:style-name="T112">obj</text:span></text:span><text:span text:style-name="Source_20_Text"><text:span text:style-name="T122">ect</text:span></text:span><text:span text:style-name="Source_20_Text"><text:span text:style-name="T29">&gt;,&lt;</text:span></text:span><text:span text:style-name="Source_20_Text"><text:span text:style-name="T112">pr</text:span></text:span><text:span text:style-name="Source_20_Text"><text:span text:style-name="T122">operty</text:span></text:span><text:span text:style-name="Source_20_Text"><text:span text:style-name="T29">&gt;);</text:span></text:span></text:p>
            <text:p text:style-name="P84"><text:span text:style-name="Source_20_Text"><text:span text:style-name="T29">strProper</text:span></text:span><text:span text:style-name="Source_20_Text"><text:span text:style-name="T50">c</text:span></text:span><text:span text:style-name="Source_20_Text"><text:span text:style-name="T29">ase(&lt;</text:span></text:span><text:span text:style-name="Source_20_Text"><text:span text:style-name="T110">s</text:span></text:span><text:span text:style-name="Source_20_Text"><text:span text:style-name="T122">tring</text:span></text:span><text:span text:style-name="Source_20_Text"><text:span text:style-name="T29">&gt;);</text:span></text:span></text:p>
            <text:p text:style-name="P85"><text:span text:style-name="Source_20_Text"><text:span text:style-name="T58">s</text:span></text:span><text:span text:style-name="Source_20_Text"><text:span text:style-name="T29">tr</text:span></text:span><text:span text:style-name="Source_20_Text"><text:span text:style-name="T54">T</text:span></text:span><text:span text:style-name="Source_20_Text"><text:span text:style-name="T117">itle</text:span></text:span><text:span text:style-name="Source_20_Text"><text:span text:style-name="T50">c</text:span></text:span><text:span text:style-name="Source_20_Text"><text:span text:style-name="T29">ase(&lt;</text:span></text:span><text:span text:style-name="Source_20_Text"><text:span text:style-name="T110">s</text:span></text:span><text:span text:style-name="Source_20_Text"><text:span text:style-name="T122">tring</text:span></text:span><text:span text:style-name="Source_20_Text"><text:span text:style-name="T29">&gt;);</text:span></text:span></text:p>
            <text:p text:style-name="P85"><text:span text:style-name="Source_20_Text"><text:span text:style-name="T29">strCapitalize(&lt;</text:span></text:span><text:span text:style-name="Source_20_Text"><text:span text:style-name="T110">s</text:span></text:span><text:span text:style-name="Source_20_Text"><text:span text:style-name="T122">tring</text:span></text:span><text:span text:style-name="Source_20_Text"><text:span text:style-name="T29">&gt;);</text:span></text:span></text:p>
            <text:p text:style-name="P89"><text:span text:style-name="Source_20_Text"><text:span text:style-name="T29">strUpFirst(&lt;</text:span></text:span><text:span text:style-name="Source_20_Text"><text:span text:style-name="T110">s</text:span></text:span><text:span text:style-name="Source_20_Text"><text:span text:style-name="T122">tring</text:span></text:span><text:span text:style-name="Source_20_Text"><text:span text:style-name="T29">&gt;);</text:span></text:span></text:p>
            <text:p text:style-name="P89"><text:span text:style-name="Source_20_Text"><text:span text:style-name="T29">strDownFirst(&lt;</text:span></text:span><text:span text:style-name="Source_20_Text"><text:span text:style-name="T110">s</text:span></text:span><text:span text:style-name="Source_20_Text"><text:span text:style-name="T122">tring</text:span></text:span><text:span text:style-name="Source_20_Text"><text:span text:style-name="T29">&gt;);</text:span></text:span></text:p>
            <text:p text:style-name="P53"><text:span text:style-name="Source_20_Text"><text:span text:style-name="T29">str</text:span></text:span><text:span text:style-name="Source_20_Text"><text:span text:style-name="T47">HTML</text:span></text:span><text:span text:style-name="Source_20_Text"><text:span text:style-name="T29">RemoveTags(&lt;string&gt;);</text:span></text:span></text:p>
            <text:p text:style-name="P86"><text:span text:style-name="Source_20_Text"><text:span text:style-name="T29">strHTMLEscape(&lt;</text:span></text:span><text:span text:style-name="Source_20_Text"><text:span text:style-name="T113">s</text:span></text:span><text:span text:style-name="Source_20_Text"><text:span text:style-name="T59">tring</text:span></text:span><text:span text:style-name="Source_20_Text"><text:span text:style-name="T29">&gt;);</text:span></text:span></text:p>
            <text:p text:style-name="P86"><text:span text:style-name="Source_20_Text"><text:span text:style-name="T29">strHTML</text:span></text:span><text:span text:style-name="Source_20_Text"><text:span text:style-name="T46">Un</text:span></text:span><text:span text:style-name="Source_20_Text"><text:span text:style-name="T29">Escape(&lt;</text:span></text:span><text:span text:style-name="Source_20_Text"><text:span text:style-name="T113">s</text:span></text:span><text:span text:style-name="Source_20_Text"><text:span text:style-name="T59">tring</text:span></text:span><text:span text:style-name="Source_20_Text"><text:span text:style-name="T29">&gt;);</text:span></text:span></text:p>
            <text:p text:style-name="P90"><text:span text:style-name="Source_20_Text"><text:span text:style-name="T29">strReverse(&lt;</text:span></text:span><text:span text:style-name="Source_20_Text"><text:span text:style-name="T113">s</text:span></text:span><text:span text:style-name="Source_20_Text"><text:span text:style-name="T59">tring</text:span></text:span><text:span text:style-name="Source_20_Text"><text:span text:style-name="T29">&gt;);</text:span></text:span></text:p>
            <text:p text:style-name="P90"><text:span text:style-name="Source_20_Text"><text:span text:style-name="T29">strAt(&lt;</text:span></text:span><text:span text:style-name="Source_20_Text"><text:span text:style-name="T113">s</text:span></text:span><text:span text:style-name="Source_20_Text"><text:span text:style-name="T59">tring</text:span></text:span><text:span text:style-name="Source_20_Text"><text:span text:style-name="T29">&gt;,&lt;</text:span></text:span><text:span text:style-name="Source_20_Text"><text:span text:style-name="T106">index</text:span></text:span><text:span text:style-name="Source_20_Text"><text:span text:style-name="T29">&gt;);</text:span></text:span></text:p>
            <text:p text:style-name="P53"><text:span text:style-name="Source_20_Text"><text:span text:style-name="T29">strCodePoints(&lt;string&gt;);</text:span></text:span></text:p>
            <text:p text:style-name="P53"><text:span text:style-name="Source_20_Text"><text:span text:style-name="T29">strFromCodePoints(&lt;</text:span></text:span><text:span text:style-name="Source_20_Text"><text:span text:style-name="T36">collection</text:span></text:span><text:span text:style-name="Source_20_Text"><text:span text:style-name="T29">&gt;);</text:span></text:span></text:p>
            <text:p text:style-name="P84"><text:span text:style-name="Source_20_Text"><text:span text:style-name="T29">bind(&lt;</text:span></text:span><text:span text:style-name="Source_20_Text"><text:span text:style-name="T123">fn</text:span></text:span><text:span text:style-name="Source_20_Text"><text:span text:style-name="T29">&gt;,&lt;context&gt;);</text:span></text:span><text:span text:style-name="Source_20_Text"><text:span text:style-name="T63"> </text:span></text:span><text:span text:style-name="Source_20_Text"><text:span text:style-name="T73">and </text:span></text:span><text:span text:style-name="Source_20_Text"><text:span text:style-name="T92">unBind</text:span></text:span><text:span text:style-name="Source_20_Text"><text:span text:style-name="T88">(&lt;</text:span></text:span><text:span text:style-name="Source_20_Text"><text:span text:style-name="T93">fn</text:span></text:span><text:span text:style-name="Source_20_Text"><text:span text:style-name="T88">&gt;);</text:span></text:span></text:p>
            <text:p text:style-name="P84"><text:span text:style-name="Source_20_Text"><text:span text:style-name="T29">constant(&lt;value&gt;);</text:span></text:span><text:span text:style-name="Source_20_Text"><text:span text:style-name="T63"> </text:span></text:span><text:span text:style-name="Source_20_Text"><text:span text:style-name="T72">and </text:span></text:span><text:span text:style-name="Source_20_Text"><text:span text:style-name="T85">identity(&lt;value&gt;);</text:span></text:span></text:p>
            <text:p text:style-name="P68"><text:span text:style-name="Source_20_Text"><text:span text:style-name="T29">noop(); </text:span></text:span><text:span text:style-name="Source_20_Text"><text:span text:style-name="T70">and</text:span></text:span><text:span text:style-name="Source_20_Text"><text:span text:style-name="T42"> </text:span></text:span><text:span text:style-name="Source_20_Text"><text:span text:style-name="T29">T(); </text:span></text:span><text:span text:style-name="Source_20_Text"><text:span text:style-name="T69">and</text:span></text:span><text:span text:style-name="Source_20_Text"><text:span text:style-name="T41"> </text:span></text:span><text:span text:style-name="Source_20_Text"><text:span text:style-name="T29">F();</text:span></text:span></text:p>
            <text:p text:style-name="P57"><text:span text:style-name="Source_20_Text"><text:span text:style-name="T29">assertEq(&lt;msg&gt;,&lt;</text:span></text:span><text:span text:style-name="Source_20_Text"><text:span text:style-name="T105">v1</text:span></text:span><text:span text:style-name="Source_20_Text"><text:span text:style-name="T29">&gt;,&lt;</text:span></text:span><text:span text:style-name="Source_20_Text"><text:span text:style-name="T105">v2</text:span></text:span><text:span text:style-name="Source_20_Text"><text:span text:style-name="T29">&gt;[,strict=true]);</text:span></text:span></text:p>
            <text:p text:style-name="P57"><text:span text:style-name="Source_20_Text"><text:span text:style-name="T29">assertNotEq(&lt;m&gt;,&lt;</text:span></text:span><text:span text:style-name="Source_20_Text"><text:span text:style-name="T105">v1</text:span></text:span><text:span text:style-name="Source_20_Text"><text:span text:style-name="T29">&gt;,&lt;</text:span></text:span><text:span text:style-name="Source_20_Text"><text:span text:style-name="T105">v2</text:span></text:span><text:span text:style-name="Source_20_Text"><text:span text:style-name="T29">&gt;[,strict=true]);</text:span></text:span></text:p>
            <text:p text:style-name="P57"><text:span text:style-name="Source_20_Text"><text:span text:style-name="T29">assertTrue(&lt;msg&gt;,&lt;value&gt;);</text:span></text:span></text:p>
            <text:p text:style-name="P57"><text:span text:style-name="Source_20_Text"><text:span text:style-name="T29">assertFalse(&lt;msg&gt;,&lt;value&gt;);</text:span></text:span></text:p>
            <text:p text:style-name="P65"><text:span text:style-name="Source_20_Text"><text:span text:style-name="T29">noConflict(); </text:span></text:span><text:span text:style-name="Source_20_Text"><text:span text:style-name="T71">and</text:span></text:span><text:span text:style-name="Source_20_Text"><text:span text:style-name="T43"> </text:span></text:span><text:span text:style-name="Source_20_Text"><text:span text:style-name="T29">VERSION;</text:span></text:span></text:p>
          </table:table-cell>
          <table:table-cell table:style-name="Table1.B2" office:value-type="string">
            <text:p text:style-name="P53"><text:span text:style-name="Source_20_Text"><text:span text:style-name="T29">qsa(&lt;selector&gt;[,context]).forEach(&lt;</text:span></text:span><text:span text:style-name="Source_20_Text"><text:span text:style-name="T98">cb</text:span></text:span><text:span text:style-name="Source_20_Text"><text:span text:style-name="T29">&gt;);</text:span></text:span></text:p>
            <text:p text:style-name="P53"><text:span text:style-name="Source_20_Text"><text:span text:style-name="T29">qs(&lt;selector&gt;[,context]);</text:span></text:span></text:p>
            <text:p text:style-name="P53"><text:span text:style-name="Source_20_Text"><text:span text:style-name="T29"/></text:span></text:p>
            <text:p text:style-name="P53"><text:span text:style-name="Source_20_Text"><text:span text:style-name="T29">domReady(&lt;</text:span></text:span><text:span text:style-name="Source_20_Text"><text:span text:style-name="T98">callback</text:span></text:span><text:span text:style-name="Source_20_Text"><text:span text:style-name="T29">&gt;);</text:span></text:span></text:p>
            <text:p text:style-name="P53"><text:span text:style-name="Source_20_Text"><text:span text:style-name="T29">domCreate(&lt;type&gt;[,properties[,innerHTML]]);</text:span></text:span></text:p>
            <text:p text:style-name="P53"><text:span text:style-name="Source_20_Text"><text:span text:style-name="T29">domCreate(&lt;</text:span></text:span><text:bookmark text:name="result_box"/><text:span text:style-name="Source_20_Text"><text:span text:style-name="T29">element descriptive object&gt;);</text:span></text:span></text:p>
            <text:p text:style-name="P53"><text:span text:style-name="Source_20_Text"><text:span text:style-name="T29">domToElement(&lt;</text:span></text:span><text:bookmark text:name="result_box1"/><text:span text:style-name="Source_20_Text"><text:span text:style-name="T29">htmlString&gt;);</text:span></text:span></text:p>
            <text:p text:style-name="P58"><text:span text:style-name="Source_20_Text"><text:span text:style-name="T29">domGetCSS(&lt;element&gt;</text:span></text:span><text:span text:style-name="Source_20_Text"><text:span text:style-name="T35">[</text:span></text:span><text:span text:style-name="Source_20_Text"><text:span text:style-name="T29">,property</text:span></text:span><text:span text:style-name="Source_20_Text"><text:span text:style-name="T86">]</text:span></text:span><text:span text:style-name="Source_20_Text"><text:span text:style-name="T29">);</text:span></text:span></text:p>
            <text:p text:style-name="P53"><text:span text:style-name="Source_20_Text"><text:span text:style-name="T29">domSetCSS(&lt;element&gt;,&lt;property&gt;,&lt;value&gt;);</text:span></text:span></text:p>
            <text:p text:style-name="P53"><text:span text:style-name="Source_20_Text"><text:span text:style-name="T29">domSetCSS(&lt;element&gt;,&lt;properties&gt;);</text:span></text:span></text:p>
            <text:p text:style-name="P53"><text:span text:style-name="Source_20_Text"><text:span text:style-name="T29">domFadeIn(&lt;element&gt;[,duration[,display]]);</text:span></text:span></text:p>
            <text:p text:style-name="P53"><text:span text:style-name="Source_20_Text"><text:span text:style-name="T29">domFadeOut(&lt;element&gt;[,duration]);</text:span></text:span></text:p>
            <text:p text:style-name="P53"><text:span text:style-name="Source_20_Text"><text:span text:style-name="T29">domFadeToggle(&lt;elem.&gt;[,duration[,display]]);</text:span></text:span></text:p>
            <text:p text:style-name="P65"><text:span text:style-name="Source_20_Text"><text:span text:style-name="T29">domShow(&lt;element&gt;[,display]);</text:span></text:span></text:p>
            <text:p text:style-name="P65"><text:span text:style-name="Source_20_Text"><text:span text:style-name="T29">domHide(&lt;</text:span></text:span><text:span text:style-name="Source_20_Text"><text:span text:style-name="T96">el</text:span></text:span><text:span text:style-name="Source_20_Text"><text:span text:style-name="T107">ement</text:span></text:span><text:span text:style-name="Source_20_Text"><text:span text:style-name="T29">&gt;);</text:span></text:span></text:p>
            <text:p text:style-name="P53"><text:span text:style-name="Source_20_Text"><text:span text:style-name="T29">domToggle(&lt;element&gt;[,display]);</text:span></text:span></text:p>
            <text:p text:style-name="P53"><text:span text:style-name="Source_20_Text"><text:span text:style-name="T29">domIsHidden(&lt;element&gt;);</text:span></text:span></text:p>
            <text:p text:style-name="P53"><text:span text:style-name="Source_20_Text"><text:span text:style-name="T29"/></text:span></text:p>
            <text:p text:style-name="P53"><text:span text:style-name="Source_20_Text"><text:span text:style-name="T29">domSiblings(&lt;element&gt;);</text:span></text:span></text:p>
            <text:p text:style-name="P53"><text:span text:style-name="Source_20_Text"><text:span text:style-name="T29">domSiblingsPrev(&lt;element&gt;);</text:span></text:span></text:p>
            <text:p text:style-name="P69"><text:span text:style-name="Source_20_Text"><text:span text:style-name="T29">domSiblings</text:span></text:span><text:span text:style-name="Source_20_Text"><text:span text:style-name="T44">Left</text:span></text:span><text:span text:style-name="Source_20_Text"><text:span text:style-name="T29">(&lt;element&gt;);</text:span></text:span></text:p>
            <text:p text:style-name="P53"><text:span text:style-name="Source_20_Text"><text:span text:style-name="T29">domSiblingsNext(&lt;element&gt;);</text:span></text:span></text:p>
            <text:p text:style-name="P69"><text:span text:style-name="Source_20_Text"><text:span text:style-name="T29">domSiblings</text:span></text:span><text:span text:style-name="Source_20_Text"><text:span text:style-name="T44">Right</text:span></text:span><text:span text:style-name="Source_20_Text"><text:span text:style-name="T29">(&lt;element&gt;);</text:span></text:span></text:p>
            <text:p text:style-name="P54"><text:span text:style-name="Source_20_Text"><text:span text:style-name="T31">domGetC</text:span></text:span><text:span text:style-name="Source_20_Text"><text:span text:style-name="T32">SS</text:span></text:span><text:span text:style-name="Source_20_Text"><text:span text:style-name="T31">Var(&lt;name&gt;);</text:span></text:span></text:p>
            <text:p text:style-name="P53"><text:span text:style-name="Source_20_Text"><text:span text:style-name="T29">domSetC</text:span></text:span><text:span text:style-name="Source_20_Text"><text:span text:style-name="T32">SS</text:span></text:span><text:span text:style-name="Source_20_Text"><text:span text:style-name="T29">Var(</text:span></text:span><text:span text:style-name="Source_20_Text"><text:span text:style-name="T31">&lt;</text:span></text:span><text:span text:style-name="Source_20_Text"><text:span text:style-name="T29">n</text:span></text:span><text:span text:style-name="Source_20_Text"><text:span text:style-name="T31">ame&gt;</text:span></text:span><text:span text:style-name="Source_20_Text"><text:span text:style-name="T29">,</text:span></text:span><text:span text:style-name="Source_20_Text"><text:span text:style-name="T31">&lt;</text:span></text:span><text:span text:style-name="Source_20_Text"><text:span text:style-name="T29">v</text:span></text:span><text:span text:style-name="Source_20_Text"><text:span text:style-name="T31">alue&gt;</text:span></text:span><text:span text:style-name="Source_20_Text"><text:span text:style-name="T29">);</text:span></text:span></text:p>
            <text:p text:style-name="P74"><text:span text:style-name="Source_20_Text"><text:span text:style-name="T29"/></text:span></text:p>
            <text:p text:style-name="P74"><text:span text:style-name="Source_20_Text"><text:span text:style-name="T29">importScript(&lt;script1&gt;[,scriptN]);</text:span></text:span></text:p>
            <text:p text:style-name="P74"><text:span text:style-name="Source_20_Text"><text:span text:style-name="T29">importStyle(&lt;style1&gt;[,styleN]);</text:span></text:span></text:p>
            <text:p text:style-name="P53"><text:span text:style-name="Source_20_Text"><text:span text:style-name="T29"/></text:span></text:p>
            <text:p text:style-name="P53"><text:span text:style-name="Source_20_Text"><text:span text:style-name="T29">setFullscreenOn(&lt;selector&gt; </text:span></text:span><text:span text:style-name="Source_20_Text"><text:span text:style-name="T63">or</text:span></text:span><text:span text:style-name="Source_20_Text"><text:span text:style-name="T29"> &lt;element&gt;);</text:span></text:span></text:p>
            <text:p text:style-name="P65"><text:span text:style-name="Source_20_Text"><text:span text:style-name="T29">setFullscreenOff();</text:span></text:span></text:p>
            <text:p text:style-name="P65"><text:span text:style-name="Source_20_Text"><text:span text:style-name="T29">getFullscreen();</text:span></text:span></text:p>
            <text:p text:style-name="P77"><text:span text:style-name="Source_20_Text"><text:span text:style-name="T29"/></text:span></text:p>
            <text:p text:style-name="P77"><text:span text:style-name="Source_20_Text"><text:span text:style-name="T29">form2array(&lt;form&gt;);</text:span></text:span></text:p>
            <text:p text:style-name="P77"><text:span text:style-name="Source_20_Text"><text:span text:style-name="T29">form2string(&lt;form&gt;);</text:span></text:span></text:p>
            <text:p text:style-name="P53"><text:span text:style-name="Source_20_Text"><text:span text:style-name="T29"/></text:span></text:p>
            <text:p text:style-name="P53"><text:span text:style-name="Source_20_Text"><text:span text:style-name="T29">getDoNotTrack();</text:span></text:span></text:p>
            <text:p text:style-name="P53"><text:span text:style-name="Source_20_Text"><text:span text:style-name="T29">getLocation(&lt;success&gt;[,error]);</text:span></text:span></text:p>
            <text:p text:style-name="P53"><text:span text:style-name="Source_20_Text"><text:span text:style-name="T29">createFile(&lt;filename&gt;,&lt;content&gt;[,dType]);</text:span></text:span></text:p>
          </table:table-cell>
          <table:table-cell table:style-name="Table1.C2" office:value-type="string">
            <text:p text:style-name="P59"><text:span text:style-name="Source_20_Text"><text:span text:style-name="T29">isMap(&lt;</text:span></text:span><text:span text:style-name="Source_20_Text"><text:span text:style-name="T95">v</text:span></text:span><text:span text:style-name="Source_20_Text"><text:span text:style-name="T108">alue</text:span></text:span><text:span text:style-name="Source_20_Text"><text:span text:style-name="T29">&gt;);</text:span></text:span><text:span text:style-name="Source_20_Text"><text:span text:style-name="T63"> </text:span></text:span><text:span text:style-name="Source_20_Text"><text:span text:style-name="T64">and</text:span></text:span><text:span text:style-name="Source_20_Text"><text:span text:style-name="T63"> </text:span></text:span><text:span text:style-name="Source_20_Text"><text:span text:style-name="T29">isWeakMap(&lt;</text:span></text:span><text:span text:style-name="Source_20_Text"><text:span text:style-name="T95">v</text:span></text:span><text:span text:style-name="Source_20_Text"><text:span text:style-name="T29">&gt;);</text:span></text:span></text:p>
            <text:p text:style-name="P59"><text:span text:style-name="Source_20_Text"><text:span text:style-name="T29">isSet(&lt;</text:span></text:span><text:span text:style-name="Source_20_Text"><text:span text:style-name="T95">v</text:span></text:span><text:span text:style-name="Source_20_Text"><text:span text:style-name="T108">alue</text:span></text:span><text:span text:style-name="Source_20_Text"><text:span text:style-name="T29">&gt;);</text:span></text:span><text:span text:style-name="Source_20_Text"><text:span text:style-name="T63"> </text:span></text:span><text:span text:style-name="Source_20_Text"><text:span text:style-name="T64">and</text:span></text:span><text:span text:style-name="Source_20_Text"><text:span text:style-name="T63"> </text:span></text:span><text:span text:style-name="Source_20_Text"><text:span text:style-name="T29">isWeakSet(&lt;</text:span></text:span><text:span text:style-name="Source_20_Text"><text:span text:style-name="T95">v</text:span></text:span><text:span text:style-name="Source_20_Text"><text:span text:style-name="T29">&gt;);</text:span></text:span></text:p>
            <text:p text:style-name="P67"><text:span text:style-name="Source_20_Text"><text:span text:style-name="T29">isNumber(&lt;</text:span></text:span><text:span text:style-name="Source_20_Text"><text:span text:style-name="T104">v</text:span></text:span><text:span text:style-name="Source_20_Text"><text:span text:style-name="T29">&gt;); <text:s/></text:span></text:span><text:span text:style-name="Source_20_Text"><text:span text:style-name="T68">and</text:span></text:span><text:span text:style-name="Source_20_Text"><text:span text:style-name="T29"> isNumeric(&lt;</text:span></text:span><text:span text:style-name="Source_20_Text"><text:span text:style-name="T104">v</text:span></text:span><text:span text:style-name="Source_20_Text"><text:span text:style-name="T29">&gt;);</text:span></text:span></text:p>
            <text:p text:style-name="P67"><text:span text:style-name="Source_20_Text"><text:span text:style-name="T29">isFloat(&lt;</text:span></text:span><text:span text:style-name="Source_20_Text"><text:span text:style-name="T104">v</text:span></text:span><text:span text:style-name="Source_20_Text"><text:span text:style-name="T119">al</text:span></text:span><text:span text:style-name="Source_20_Text"><text:span text:style-name="T29">&gt;); </text:span></text:span><text:span text:style-name="Source_20_Text"><text:span text:style-name="T68">and</text:span></text:span><text:span text:style-name="Source_20_Text"><text:span text:style-name="T40"> </text:span></text:span><text:span text:style-name="Source_20_Text"><text:span text:style-name="T29">isBigInt(&lt;</text:span></text:span><text:span text:style-name="Source_20_Text"><text:span text:style-name="T104">v</text:span></text:span><text:span text:style-name="Source_20_Text"><text:span text:style-name="T29">&gt;);</text:span></text:span></text:p>
            <text:p text:style-name="P56"><text:span text:style-name="Source_20_Text"><text:span text:style-name="T29">isString(&lt;</text:span></text:span><text:span text:style-name="Source_20_Text"><text:span text:style-name="T97">v</text:span></text:span><text:span text:style-name="Source_20_Text"><text:span text:style-name="T29">&gt;); </text:span></text:span><text:span text:style-name="Source_20_Text"><text:span text:style-name="T63"><text:s/></text:span></text:span><text:span text:style-name="Source_20_Text"><text:span text:style-name="T65">and </text:span></text:span><text:span text:style-name="Source_20_Text"><text:span text:style-name="T29">isChar(&lt;</text:span></text:span><text:span text:style-name="Source_20_Text"><text:span text:style-name="T97">v</text:span></text:span><text:span text:style-name="Source_20_Text"><text:span text:style-name="T119">al</text:span></text:span><text:span text:style-name="Source_20_Text"><text:span text:style-name="T29">&gt;);</text:span></text:span></text:p>
            <text:p text:style-name="P59"><text:span text:style-name="Source_20_Text"><text:span text:style-name="T29">isDate(&lt;</text:span></text:span><text:span text:style-name="Source_20_Text"><text:span text:style-name="T100">v</text:span></text:span><text:span text:style-name="Source_20_Text"><text:span text:style-name="T119">al</text:span></text:span><text:span text:style-name="Source_20_Text"><text:span text:style-name="T29">&gt;); <text:s/></text:span></text:span><text:span text:style-name="Source_20_Text"><text:span text:style-name="T66">and</text:span></text:span><text:span text:style-name="Source_20_Text"><text:span text:style-name="T38"> </text:span></text:span><text:span text:style-name="Source_20_Text"><text:span text:style-name="T29">isError(&lt;</text:span></text:span><text:span text:style-name="Source_20_Text"><text:span text:style-name="T99">v</text:span></text:span><text:span text:style-name="Source_20_Text"><text:span text:style-name="T119">al</text:span></text:span><text:span text:style-name="Source_20_Text"><text:span text:style-name="T29">&gt;);</text:span></text:span></text:p>
            <text:p text:style-name="P64"><text:span text:style-name="Source_20_Text"><text:span text:style-name="T29">isRegexp(&lt;</text:span></text:span><text:span text:style-name="Source_20_Text"><text:span text:style-name="T101">v</text:span></text:span><text:span text:style-name="Source_20_Text"><text:span text:style-name="T29">&gt;); <text:s/></text:span></text:span><text:span text:style-name="Source_20_Text"><text:span text:style-name="T67">and</text:span></text:span><text:span text:style-name="Source_20_Text"><text:span text:style-name="T39"> </text:span></text:span><text:span text:style-name="Source_20_Text"><text:span text:style-name="T29">isSymbol(&lt;</text:span></text:span><text:span text:style-name="Source_20_Text"><text:span text:style-name="T101">v</text:span></text:span><text:span text:style-name="Source_20_Text"><text:span text:style-name="T29">&gt;);</text:span></text:span></text:p>
            <text:p text:style-name="P66"><text:span text:style-name="Source_20_Text"><text:span text:style-name="T29">isElement(&lt;</text:span></text:span><text:span text:style-name="Source_20_Text"><text:span text:style-name="T103">v</text:span></text:span><text:span text:style-name="Source_20_Text"><text:span text:style-name="T29">&gt;); </text:span></text:span><text:span text:style-name="Source_20_Text"><text:span text:style-name="T67">and </text:span></text:span><text:span text:style-name="Source_20_Text"><text:span text:style-name="T29">isObject(&lt;</text:span></text:span><text:span text:style-name="Source_20_Text"><text:span text:style-name="T103">v</text:span></text:span><text:span text:style-name="Source_20_Text"><text:span text:style-name="T29">&gt;);</text:span></text:span></text:p>
            <text:p text:style-name="P84"><text:span text:style-name="Source_20_Text"><text:span text:style-name="T29">isDataView(&lt;</text:span></text:span><text:span text:style-name="Source_20_Text"><text:span text:style-name="T115">v</text:span></text:span><text:span text:style-name="Source_20_Text"><text:span text:style-name="T119">al</text:span></text:span><text:span text:style-name="Source_20_Text"><text:span text:style-name="T121">ue</text:span></text:span><text:span text:style-name="Source_20_Text"><text:span text:style-name="T29">&gt;);</text:span></text:span></text:p>
            <text:p text:style-name="P84"><text:span text:style-name="Source_20_Text"><text:span text:style-name="T29">isBoolean(&lt;</text:span></text:span><text:span text:style-name="Source_20_Text"><text:span text:style-name="T115">v</text:span></text:span><text:span text:style-name="Source_20_Text"><text:span text:style-name="T121">alue</text:span></text:span><text:span text:style-name="Source_20_Text"><text:span text:style-name="T29">&gt;);</text:span></text:span></text:p>
            <text:p text:style-name="P84"><text:span text:style-name="Source_20_Text"><text:span text:style-name="T29">isNull(&lt;</text:span></text:span><text:span text:style-name="Source_20_Text"><text:span text:style-name="T114">val</text:span></text:span><text:span text:style-name="Source_20_Text"><text:span text:style-name="T121">ue</text:span></text:span><text:span text:style-name="Source_20_Text"><text:span text:style-name="T29">&gt;);</text:span></text:span></text:p>
            <text:p text:style-name="P84"><text:span text:style-name="Source_20_Text"><text:span text:style-name="T29">isUndefined(&lt;</text:span></text:span><text:span text:style-name="Source_20_Text"><text:span text:style-name="T114">val</text:span></text:span><text:span text:style-name="Source_20_Text"><text:span text:style-name="T121">ue</text:span></text:span><text:span text:style-name="Source_20_Text"><text:span text:style-name="T29">&gt;);</text:span></text:span></text:p>
            <text:p text:style-name="P83"><text:span text:style-name="Source_20_Text"><text:span text:style-name="T29">isNullOrUndefined(&lt;</text:span></text:span><text:span text:style-name="Source_20_Text"><text:span text:style-name="T114">v</text:span></text:span><text:span text:style-name="Source_20_Text"><text:span text:style-name="T120">alue</text:span></text:span><text:span text:style-name="Source_20_Text"><text:span text:style-name="T29">&gt;); </text:span></text:span></text:p>
            <text:p text:style-name="P83"><text:span text:style-name="Source_20_Text"><text:span text:style-name="T29">isNil(&lt;</text:span></text:span><text:span text:style-name="Source_20_Text"><text:span text:style-name="T114">v</text:span></text:span><text:span text:style-name="Source_20_Text"><text:span text:style-name="T120">alue</text:span></text:span><text:span text:style-name="Source_20_Text"><text:span text:style-name="T29">&gt;);</text:span></text:span></text:p>
            <text:p text:style-name="P64"><text:span text:style-name="Source_20_Text"><text:span text:style-name="T29">isPlainObject(&lt;value&gt;);</text:span></text:span></text:p>
            <text:p text:style-name="P83"><text:span text:style-name="Source_20_Text"><text:span text:style-name="T5">isTruthy(&lt;val</text:span></text:span><text:span text:style-name="Source_20_Text"><text:span text:style-name="T27">ue</text:span></text:span><text:span text:style-name="Source_20_Text"><text:span text:style-name="T5">&gt;);</text:span></text:span></text:p>
            <text:p text:style-name="P83"><text:span text:style-name="Source_20_Text"><text:span text:style-name="T5">isFalsy(&lt;</text:span></text:span><text:span text:style-name="Source_20_Text"><text:span text:style-name="T126">v</text:span></text:span><text:span text:style-name="Source_20_Text"><text:span text:style-name="T127">al</text:span></text:span><text:span text:style-name="Source_20_Text"><text:span text:style-name="T128">ue</text:span></text:span><text:span text:style-name="Source_20_Text"><text:span text:style-name="T5">&gt;);</text:span></text:span><text:span text:style-name="Source_20_Text"><text:span text:style-name="T29"> </text:span></text:span></text:p>
            <text:p text:style-name="P78"><text:span text:style-name="Source_20_Text"><text:span text:style-name="T29">isFunction(&lt;</text:span></text:span><text:span text:style-name="Source_20_Text"><text:span text:style-name="T116">v</text:span></text:span><text:span text:style-name="Source_20_Text"><text:span text:style-name="T29">&gt;); </text:span></text:span><text:span text:style-name="Source_20_Text"><text:span text:style-name="T55">+</text:span></text:span><text:span text:style-name="Source_20_Text"><text:span text:style-name="T29"> is</text:span></text:span><text:span text:style-name="Source_20_Text"><text:span text:style-name="T116">Callable</text:span></text:span><text:span text:style-name="Source_20_Text"><text:span text:style-name="T29">(&lt;</text:span></text:span><text:span text:style-name="Source_20_Text"><text:span text:style-name="T116">v</text:span></text:span><text:span text:style-name="Source_20_Text"><text:span text:style-name="T29">&gt;);</text:span></text:span></text:p>
            <text:p text:style-name="P63"><text:span text:style-name="Source_20_Text"><text:span text:style-name="T29">isConstructorFn</text:span></text:span><text:span text:style-name="Source_20_Text"><text:span text:style-name="T53">(&lt;value&gt;);</text:span></text:span></text:p>
            <text:p text:style-name="P66"><text:span text:style-name="Source_20_Text"><text:span text:style-name="T29">isGenerator</text:span></text:span><text:span text:style-name="Source_20_Text"><text:span text:style-name="T34">Fn</text:span></text:span><text:span text:style-name="Source_20_Text"><text:span text:style-name="T29">(&lt;</text:span></text:span><text:span text:style-name="Source_20_Text"><text:span text:style-name="T102">v</text:span></text:span><text:span text:style-name="Source_20_Text"><text:span text:style-name="T103">alue</text:span></text:span><text:span text:style-name="Source_20_Text"><text:span text:style-name="T29">&gt;);</text:span></text:span></text:p>
            <text:p text:style-name="P76"><text:span text:style-name="Source_20_Text"><text:span text:style-name="T29">isAsyncGeneratorFn(&lt;</text:span></text:span><text:span text:style-name="Source_20_Text"><text:span text:style-name="T102">v</text:span></text:span><text:span text:style-name="Source_20_Text"><text:span text:style-name="T103">alue</text:span></text:span><text:span text:style-name="Source_20_Text"><text:span text:style-name="T29">&gt;);</text:span></text:span></text:p>
            <text:p text:style-name="P66"><text:span text:style-name="Source_20_Text"><text:span text:style-name="T29">isAsync</text:span></text:span><text:span text:style-name="Source_20_Text"><text:span text:style-name="T33">Fn</text:span></text:span><text:span text:style-name="Source_20_Text"><text:span text:style-name="T29">(&lt;</text:span></text:span><text:span text:style-name="Source_20_Text"><text:span text:style-name="T102">v</text:span></text:span><text:span text:style-name="Source_20_Text"><text:span text:style-name="T103">alue</text:span></text:span><text:span text:style-name="Source_20_Text"><text:span text:style-name="T29">&gt;);</text:span></text:span></text:p>
            <text:p text:style-name="P80"><text:span text:style-name="Source_20_Text"><text:span text:style-name="T29">isArraylike(&lt;value&gt;);</text:span></text:span></text:p>
            <text:p text:style-name="P79"><text:span text:style-name="Source_20_Text"><text:span text:style-name="T29">isTypedArray(&lt;value&gt;);</text:span></text:span></text:p>
            <text:p text:style-name="P79"><text:span text:style-name="Source_20_Text"><text:span text:style-name="T29">isArrayBuffer(&lt;value&gt;);</text:span></text:span></text:p>
            <text:p text:style-name="P83"><text:span text:style-name="Source_20_Text"><text:span text:style-name="T29">isPrimitive(&lt;</text:span></text:span><text:span text:style-name="Source_20_Text"><text:span text:style-name="T118">v</text:span></text:span><text:span text:style-name="Source_20_Text"><text:span text:style-name="T120">alue</text:span></text:span><text:span text:style-name="Source_20_Text"><text:span text:style-name="T29">&gt;);</text:span></text:span></text:p>
            <text:p text:style-name="P83"><text:span text:style-name="Source_20_Text"><text:span text:style-name="T29">isPromise(&lt;</text:span></text:span><text:span text:style-name="Source_20_Text"><text:span text:style-name="T118">v</text:span></text:span><text:span text:style-name="Source_20_Text"><text:span text:style-name="T120">alue</text:span></text:span><text:span text:style-name="Source_20_Text"><text:span text:style-name="T29">&gt;);</text:span></text:span></text:p>
            <text:p text:style-name="P83"><text:span text:style-name="Source_20_Text"><text:span text:style-name="T29">isIterator(&lt;</text:span></text:span><text:span text:style-name="Source_20_Text"><text:span text:style-name="T111">v</text:span></text:span><text:span text:style-name="Source_20_Text"><text:span text:style-name="T120">alue</text:span></text:span><text:span text:style-name="Source_20_Text"><text:span text:style-name="T29">&gt;);</text:span></text:span></text:p>
            <text:p text:style-name="P83"><text:span text:style-name="Source_20_Text"><text:span text:style-name="T29">isIterable(&lt;</text:span></text:span><text:span text:style-name="Source_20_Text"><text:span text:style-name="T111">v</text:span></text:span><text:span text:style-name="Source_20_Text"><text:span text:style-name="T120">alue</text:span></text:span><text:span text:style-name="Source_20_Text"><text:span text:style-name="T29">&gt;);</text:span></text:span></text:p>
            <text:p text:style-name="P66"><text:span text:style-name="Source_20_Text"><text:span text:style-name="T29">isEmptyObject(&lt;value&gt;);</text:span></text:span></text:p>
            <text:p text:style-name="P66"><text:span text:style-name="Source_20_Text"><text:span text:style-name="T29">isEmptyArray(&lt;value&gt;);</text:span></text:span></text:p>
            <text:p text:style-name="P66"><text:span text:style-name="Source_20_Text"><text:span text:style-name="T29">isEmptyMap(&lt;value&gt;);</text:span></text:span></text:p>
            <text:p text:style-name="P66"><text:span text:style-name="Source_20_Text"><text:span text:style-name="T29">isEmptySet(&lt;value&gt;);</text:span></text:span></text:p>
            <text:p text:style-name="P66"><text:span text:style-name="Source_20_Text"><text:span text:style-name="T29">isEmptyIterator(&lt;value&gt;);</text:span></text:span></text:p>
            <text:p text:style-name="P65"><text:span text:style-name="Source_20_Text"><text:span text:style-name="T29">isSameObject(&lt;object1&gt;,&lt;object2&gt;);</text:span></text:span></text:p>
            <text:p text:style-name="P65"><text:span text:style-name="Source_20_Text"><text:span text:style-name="T29">isSameArray(&lt;array1&gt;,&lt;array2&gt;);</text:span></text:span></text:p>
            <text:p text:style-name="P65"><text:span text:style-name="Source_20_Text"><text:span text:style-name="T29">isSameMap(&lt;map1&gt;,&lt;map2&gt;);</text:span></text:span></text:p>
            <text:p text:style-name="P65"><text:span text:style-name="Source_20_Text"><text:span text:style-name="T29">isSameSet(&lt;set</text:span></text:span><text:span text:style-name="Source_20_Text"><text:span text:style-name="T52">1</text:span></text:span><text:span text:style-name="Source_20_Text"><text:span text:style-name="T29">&gt;,&lt;set2&gt;);</text:span></text:span></text:p>
            <text:p text:style-name="P65"><text:span text:style-name="Source_20_Text"><text:span text:style-name="T29">isSameIterator(&lt;iter1&gt;,&lt;iter2&gt;);</text:span></text:span></text:p>
          </table:table-cell>
        </table:table-row>
      </table:table>
      <text:p text:style-name="P41"/>
      <text:p text:style-name="P46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19"><text:span text:style-name="Source_20_Text"><text:span text:style-name="T129">Collections</text:span></text:span></text:p>
          </table:table-cell>
          <table:covered-table-cell/>
          <table:table-cell table:style-name="Table4.C1" office:value-type="string">
            <text:p text:style-name="P96">Polyfills</text:p>
          </table:table-cell>
        </table:table-row>
        <table:table-row table:style-name="TableLine2715140809840">
          <table:table-cell table:style-name="Table4.A3" table:number-rows-spanned="3" office:value-type="string">
            <text:p text:style-name="P20"><text:span text:style-name="Source_20_Text"><text:span text:style-name="T130">arrayCreate([length=0]);</text:span></text:span></text:p>
            <text:p text:style-name="P20"><text:span text:style-name="Source_20_Text"><text:span text:style-name="T130">arrayDeepClone(&lt;array&gt;);</text:span></text:span></text:p>
            <text:p text:style-name="P20"><text:span text:style-name="Source_20_Text"><text:span text:style-name="T130">arrayMerge(&lt;targe</text:span></text:span><text:span text:style-name="Source_20_Text"><text:span text:style-name="T137">t</text:span></text:span><text:span text:style-name="Source_20_Text"><text:span text:style-name="T130">&gt;,&lt;s</text:span></text:span><text:span text:style-name="Source_20_Text"><text:span text:style-name="T142">ou</text:span></text:span><text:span text:style-name="Source_20_Text"><text:span text:style-name="T137">r</text:span></text:span><text:span text:style-name="Source_20_Text"><text:span text:style-name="T130">c</text:span></text:span><text:span text:style-name="Source_20_Text"><text:span text:style-name="T142">e</text:span></text:span><text:span text:style-name="Source_20_Text"><text:span text:style-name="T130">1&gt;[,</text:span></text:span><text:span text:style-name="Source_20_Text"><text:span text:style-name="T137">s</text:span></text:span><text:span text:style-name="Source_20_Text"><text:span text:style-name="T142">ou</text:span></text:span><text:span text:style-name="Source_20_Text"><text:span text:style-name="T137">r</text:span></text:span><text:span text:style-name="Source_20_Text"><text:span text:style-name="T142">ce</text:span></text:span><text:span text:style-name="Source_20_Text"><text:span text:style-name="T130">N]);</text:span></text:span></text:p>
            <text:p text:style-name="P24"><text:span text:style-name="Source_20_Text"><text:span text:style-name="T130">arrayUnique(&lt;collection&gt;);</text:span></text:span></text:p>
            <text:p text:style-name="P24"><text:span text:style-name="Source_20_Text"><text:span text:style-name="T156">arrayAdd</text:span></text:span><text:span text:style-name="Source_20_Text"><text:span text:style-name="T130">(&lt;array&gt;,&lt;value&gt;);</text:span></text:span></text:p>
            <text:p text:style-name="P24"><text:span text:style-name="Source_20_Text"><text:span text:style-name="T130">arrayClear(&lt;array&gt;); </text:span></text:span></text:p>
            <text:p text:style-name="P24"><text:span text:style-name="Source_20_Text"><text:span text:style-name="T153">arrayRemove(&lt;array&gt;,&lt;value&gt;[,all</text:span></text:span><text:span text:style-name="Source_20_Text"><text:span text:style-name="T157">=false</text:span></text:span><text:span text:style-name="Source_20_Text"><text:span text:style-name="T153">]);</text:span></text:span></text:p>
            <text:p text:style-name="P30"><text:span text:style-name="Source_20_Text"><text:span text:style-name="T153">arrayRemove</text:span></text:span><text:span text:style-name="Source_20_Text"><text:span text:style-name="T158">By</text:span></text:span><text:span text:style-name="Source_20_Text"><text:span text:style-name="T153">(&lt;array&gt;,&lt;</text:span></text:span><text:span text:style-name="Source_20_Text"><text:span text:style-name="T158">callback</text:span></text:span><text:span text:style-name="Source_20_Text"><text:span text:style-name="T153">&gt;[,all</text:span></text:span><text:span text:style-name="Source_20_Text"><text:span text:style-name="T157">=false</text:span></text:span><text:span text:style-name="Source_20_Text"><text:span text:style-name="T153">]);</text:span></text:span></text:p>
            <text:p text:style-name="P61"><text:span text:style-name="Source_20_Text"><text:span text:style-name="T77">arrayRange([start=0[,end=</text:span></text:span><text:span text:style-name="Source_20_Text"><text:span text:style-name="T91">99</text:span></text:span><text:span text:style-name="Source_20_Text"><text:span text:style-name="T77">[,step=1]]]);</text:span></text:span></text:p>
            <text:p text:style-name="P62"><text:span text:style-name="Source_20_Text"><text:span text:style-name="T5">arrayCycle(&lt;collection&gt;[,n</text:span></text:span><text:span text:style-name="Source_20_Text"><text:span text:style-name="T21">=100</text:span></text:span><text:span text:style-name="Source_20_Text"><text:span text:style-name="T5">]);</text:span></text:span></text:p>
            <text:p text:style-name="P62"><text:span text:style-name="Source_20_Text"><text:span text:style-name="T5">arrayRepeat(&lt;value&gt;[,n</text:span></text:span><text:span text:style-name="Source_20_Text"><text:span text:style-name="T22">=100</text:span></text:span><text:span text:style-name="Source_20_Text"><text:span text:style-name="T5">]);</text:span></text:span></text:p>
            <text:p text:style-name="P62"><text:span text:style-name="Source_20_Text"><text:span text:style-name="T5"/></text:span></text:p>
            <text:p text:style-name="P61"><text:span text:style-name="Source_20_Text"><text:span text:style-name="T6">iterRange([start=0[,step=1[,end=Infinity]]]);</text:span></text:span></text:p>
            <text:p text:style-name="P61"><text:span text:style-name="Source_20_Text"><text:span text:style-name="T6">iterCycle(&lt;iter&gt;[,n</text:span></text:span><text:span text:style-name="Source_20_Text"><text:span text:style-name="T23">=Infinity</text:span></text:span><text:span text:style-name="Source_20_Text"><text:span text:style-name="T6">]);</text:span></text:span></text:p>
            <text:p text:style-name="P61"><text:span text:style-name="Source_20_Text"><text:span text:style-name="T5">iterRepeat(&lt;value&gt;[,n</text:span></text:span><text:span text:style-name="Source_20_Text"><text:span text:style-name="T23">=Infinity</text:span></text:span><text:span text:style-name="Source_20_Text"><text:span text:style-name="T5">]);</text:span></text:span></text:p>
            <text:p text:style-name="P60"><text:span text:style-name="Source_20_Text"><text:span text:style-name="T5"/></text:span></text:p>
            <text:p text:style-name="P60"><text:span text:style-name="Source_20_Text"><text:span text:style-name="T5">arrayUnion(&lt;collection1&gt;[,collectionN]);</text:span></text:span></text:p>
            <text:p text:style-name="P60"><text:span text:style-name="Source_20_Text"><text:span text:style-name="T5">arrayIntersection(&lt;collection1&gt;,&lt;collection2&gt;);</text:span></text:span></text:p>
            <text:p text:style-name="P60"><text:span text:style-name="Source_20_Text"><text:span text:style-name="T5">arrayDifference(&lt;collection1&gt;,&lt;collection2&gt;);</text:span></text:span></text:p>
            <text:p text:style-name="P60"><text:span text:style-name="Source_20_Text"><text:span text:style-name="T5">arraySymmetricDifference(&lt;colle</text:span></text:span><text:span text:style-name="Source_20_Text"><text:span text:style-name="T19">c</text:span></text:span><text:span text:style-name="Source_20_Text"><text:span text:style-name="T5">1&gt;,&lt;collec2&gt;);</text:span></text:span></text:p>
            <text:p text:style-name="P60"><text:span text:style-name="Source_20_Text"><text:span text:style-name="T5">setUnion(&lt;collection1&gt;[,collectionN]);</text:span></text:span></text:p>
            <text:p text:style-name="P60"><text:span text:style-name="Source_20_Text"><text:span text:style-name="T5"/></text:span></text:p>
            <text:p text:style-name="P60"><text:span text:style-name="Source_20_Text"><text:span text:style-name="T5">setIntersection(&lt;set1&gt;,&lt;set2&gt;);</text:span></text:span></text:p>
            <text:p text:style-name="P60"><text:span text:style-name="Source_20_Text"><text:span text:style-name="T5">setDifference(&lt;set1&gt;,&lt;set2&gt;);</text:span></text:span></text:p>
            <text:p text:style-name="P22"><text:span text:style-name="Source_20_Text"><text:span text:style-name="T130">setSymmetricDifference(&lt;set1&gt;,&lt;set2&gt;);</text:span></text:span></text:p>
            <text:p text:style-name="P60"><text:span text:style-name="Source_20_Text"><text:span text:style-name="T5"/></text:span></text:p>
            <text:p text:style-name="P60"><text:span text:style-name="Source_20_Text"><text:span text:style-name="T5">isSuperset(&lt;superCollection&gt;,&lt;subCollection&gt;);</text:span></text:span></text:p>
            <text:p text:style-name="P60"><text:span text:style-name="Source_20_Text"><text:span text:style-name="T5"/></text:span></text:p>
            <text:p text:style-name="P12"><text:span text:style-name="Source_20_Text"><text:span text:style-name="T6">slice(&lt;collection&gt;[,begin=0[,end=Infinity]]);</text:span></text:span></text:p>
            <text:p text:style-name="P81"><text:span text:style-name="Source_20_Text"><text:span text:style-name="T6">withOut(&lt;collection&gt;,&lt;filterCollection&gt;);</text:span></text:span></text:p>
            <text:p text:style-name="P8"><text:span text:style-name="Source_20_Text"><text:span text:style-name="T5">reduce(&lt;collection&gt;,&lt;callback&gt;[,initialvalue]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take(&lt;collection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2"><text:span text:style-name="Source_20_Text"><text:span text:style-name="T5">takeWhile(&lt;collection&gt;,&lt;callback&gt;);</text:span></text:span></text:p>
            <text:p text:style-name="P2"><text:span text:style-name="Source_20_Text"><text:span text:style-name="T5">takeRight(&lt;collec</text:span></text:span><text:span text:style-name="Source_20_Text"><text:span text:style-name="T6">tion</text:span></text:span><text:span text:style-name="Source_20_Text"><text:span text:style-name="T5">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2"><text:span text:style-name="Source_20_Text"><text:span text:style-name="T5">takeRightWhile(&lt;collec</text:span></text:span><text:span text:style-name="Source_20_Text"><text:span text:style-name="T8">tion</text:span></text:span><text:span text:style-name="Source_20_Text"><text:span text:style-name="T5">&gt;,&lt;callback&gt;);</text:span></text:span></text:p>
            <text:p text:style-name="P3"><text:span text:style-name="Source_20_Text"><text:span text:style-name="T5">drop(&lt;collection&gt;[,n</text:span></text:span><text:span text:style-name="Source_20_Text"><text:span text:style-name="T24">=1</text:span></text:span><text:span text:style-name="Source_20_Text"><text:span text:style-name="T5">]);</text:span></text:span><text:span text:style-name="Source_20_Text"><text:span text:style-name="T62"> </text:span></text:span></text:p>
            <text:p text:style-name="P3"><text:span text:style-name="Source_20_Text"><text:span text:style-name="T5">dropWhile(&lt;collection&gt;,&lt;callback&gt;);</text:span></text:span></text:p>
            <text:p text:style-name="P3"><text:span text:style-name="Source_20_Text"><text:span text:style-name="T5">dropRight(&lt;collec</text:span></text:span><text:span text:style-name="Source_20_Text"><text:span text:style-name="T8">tion</text:span></text:span><text:span text:style-name="Source_20_Text"><text:span text:style-name="T5">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3"><text:span text:style-name="Source_20_Text"><text:span text:style-name="T5">dropRightWhile(&lt;collec</text:span></text:span><text:span text:style-name="Source_20_Text"><text:span text:style-name="T6">tion</text:span></text:span><text:span text:style-name="Source_20_Text"><text:span text:style-name="T5">&gt;,&lt;callback&gt;);</text:span></text:span></text:p>
          </table:table-cell>
          <table:table-cell table:style-name="Table4.B3" table:number-rows-spanned="3" office:value-type="string">
            <text:p text:style-name="P61"><text:span text:style-name="Source_20_Text"><text:span text:style-name="T78">forEach</text:span></text:span><text:span text:style-name="Source_20_Text"><text:span text:style-name="T6">(&lt;collec</text:span></text:span><text:span text:style-name="Source_20_Text"><text:span text:style-name="T17">t</text:span></text:span><text:span text:style-name="Source_20_Text"><text:span text:style-name="T26">ion</text:span></text:span><text:span text:style-name="Source_20_Text"><text:span text:style-name="T6">&gt;,&lt;callback&gt;);</text:span></text:span></text:p>
            <text:p text:style-name="P16"><text:span text:style-name="Source_20_Text"><text:span text:style-name="T134">map(&lt;collection&gt;,&lt;callback&gt;);</text:span></text:span></text:p>
            <text:p text:style-name="P2"><text:span text:style-name="Source_20_Text"><text:span text:style-name="T6">enumerate(&lt;collection&gt;[,offset=0]);</text:span></text:span></text:p>
            <text:p text:style-name="P9"><text:span text:style-name="Source_20_Text"><text:span text:style-name="T124">entries</text:span></text:span><text:span text:style-name="Source_20_Text"><text:span text:style-name="T6">(&lt;collection&gt;[,offset=0]);</text:span></text:span></text:p>
            <text:p text:style-name="P2"><text:span text:style-name="Source_20_Text"><text:span text:style-name="T5">size(&lt;collec</text:span></text:span><text:span text:style-name="Source_20_Text"><text:span text:style-name="T7">tion</text:span></text:span><text:span text:style-name="Source_20_Text"><text:span text:style-name="T5">&gt;);</text:span></text:span></text:p>
            <text:p text:style-name="P2"><text:span text:style-name="Source_20_Text"><text:span text:style-name="T5"/></text:span></text:p>
            <text:p text:style-name="P7"><text:span text:style-name="Source_20_Text"><text:span text:style-name="T5">every(&lt;collec</text:span></text:span><text:span text:style-name="Source_20_Text"><text:span text:style-name="T11">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7"><text:span text:style-name="Source_20_Text"><text:span text:style-name="T5">some(&lt;collec</text:span></text:span><text:span text:style-name="Source_20_Text"><text:span text:style-name="T11">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text:span text:style-name="Source_20_Text"><text:span text:style-name="T13"> </text:span></text:span></text:p>
            <text:p text:style-name="P7"><text:span text:style-name="Source_20_Text"><text:span text:style-name="T6">none(&lt;collec</text:span></text:span><text:span text:style-name="Source_20_Text"><text:span text:style-name="T11">tion</text:span></text:span><text:span text:style-name="Source_20_Text"><text:span text:style-name="T6">&gt;,&lt;</text:span></text:span><text:span text:style-name="Source_20_Text"><text:span text:style-name="T10">callback</text:span></text:span><text:span text:style-name="Source_20_Text"><text:span text:style-name="T6">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includes(&lt;collec</text:span></text:span><text:span text:style-name="Source_20_Text"><text:span text:style-name="T7">tion</text:span></text:span><text:span text:style-name="Source_20_Text"><text:span text:style-name="T5">&gt;,&lt;value&gt;);</text:span></text:span></text:p>
            <text:p text:style-name="P11"><text:span text:style-name="Source_20_Text"><text:span text:style-name="T125">contains</text:span></text:span><text:span text:style-name="Source_20_Text"><text:span text:style-name="T5">(&lt;collec</text:span></text:span><text:span text:style-name="Source_20_Text"><text:span text:style-name="T7">tion</text:span></text:span><text:span text:style-name="Source_20_Text"><text:span text:style-name="T5">&gt;,&lt;value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find(&lt;</text:span></text:span><text:span text:style-name="Source_20_Text"><text:span text:style-name="T9">collec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2"><text:span text:style-name="Source_20_Text"><text:span text:style-name="T5">findLast(&lt;collection&gt;,&lt;callback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filter(&lt;</text:span></text:span><text:span text:style-name="Source_20_Text"><text:span text:style-name="T9">collec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10"><text:span text:style-name="Source_20_Text"><text:span text:style-name="T20">reject(&lt;</text:span></text:span><text:span text:style-name="Source_20_Text"><text:span text:style-name="T9">collection</text:span></text:span><text:span text:style-name="Source_20_Text"><text:span text:style-name="T20">&gt;,&lt;</text:span></text:span><text:span text:style-name="Source_20_Text"><text:span text:style-name="T10">callback</text:span></text:span><text:span text:style-name="Source_20_Text"><text:span text:style-name="T20">&gt;);</text:span></text:span></text:p>
            <text:p text:style-name="P73"><text:span text:style-name="Source_20_Text"><text:span text:style-name="T81">p</text:span></text:span><text:span text:style-name="Source_20_Text"><text:span text:style-name="T82">artition(&lt;collection&gt;,&lt;</text:span></text:span><text:span text:style-name="Source_20_Text"><text:span text:style-name="T89">c</text:span></text:span><text:span text:style-name="Source_20_Text"><text:span text:style-name="T90">all</text:span></text:span><text:span text:style-name="Source_20_Text"><text:span text:style-name="T89">b</text:span></text:span><text:span text:style-name="Source_20_Text"><text:span text:style-name="T90">ack</text:span></text:span><text:span text:style-name="Source_20_Text"><text:span text:style-name="T82">&gt;);</text:span></text:span></text:p>
            <text:p text:style-name="P29"><text:span text:style-name="Source_20_Text"><text:span text:style-name="T155">g</text:span></text:span><text:span text:style-name="Source_20_Text"><text:span text:style-name="T154">roupBy(&lt;collec.&gt;,&lt;c</text:span></text:span><text:span text:style-name="Source_20_Text"><text:span text:style-name="T160">b</text:span></text:span><text:span text:style-name="Source_20_Text"><text:span text:style-name="T154">&gt;</text:span></text:span><text:span text:style-name="Source_20_Text"><text:span text:style-name="T160">[,map=false]</text:span></text:span><text:span text:style-name="Source_20_Text"><text:span text:style-name="T154">);</text:span></text:span></text:p>
            <text:p text:style-name="P18"><text:span text:style-name="Source_20_Text"><text:span text:style-name="T16"/></text:span></text:p>
            <text:p text:style-name="P18"><text:span text:style-name="Source_20_Text"><text:span text:style-name="T141">shuffle(&lt;collection&gt;);</text:span></text:span></text:p>
            <text:p text:style-name="P25"><text:span text:style-name="Source_20_Text"><text:span text:style-name="T130">min(&lt;</text:span></text:span><text:span text:style-name="Source_20_Text"><text:span text:style-name="T138">value1&gt;[,valueN]</text:span></text:span><text:span text:style-name="Source_20_Text"><text:span text:style-name="T130">);</text:span></text:span></text:p>
            <text:p text:style-name="P17"><text:span text:style-name="Source_20_Text"><text:span text:style-name="T139">max(&lt;</text:span></text:span><text:span text:style-name="Source_20_Text"><text:span text:style-name="T138">value1&gt;[,valueN]</text:span></text:span><text:span text:style-name="Source_20_Text"><text:span text:style-name="T139">);</text:span></text:span></text:p>
            <text:p text:style-name="P5"><text:span text:style-name="Source_20_Text"><text:span text:style-name="T14">sort(&lt;collection&gt;</text:span></text:span><text:span text:style-name="Source_20_Text"><text:span text:style-name="T15">[</text:span></text:span><text:span text:style-name="Source_20_Text"><text:span text:style-name="T14">,number</text:span></text:span><text:span text:style-name="Source_20_Text"><text:span text:style-name="T25">s=false</text:span></text:span><text:span text:style-name="Source_20_Text"><text:span text:style-name="T15">]</text:span></text:span><text:span text:style-name="Source_20_Text"><text:span text:style-name="T14">);</text:span></text:span></text:p>
            <text:p text:style-name="P5"><text:span text:style-name="Source_20_Text"><text:span text:style-name="T16">reverse(&lt;collec</text:span></text:span><text:span text:style-name="Source_20_Text"><text:span text:style-name="T7">tion</text:span></text:span><text:span text:style-name="Source_20_Text"><text:span text:style-name="T9">&gt;</text:span></text:span><text:span text:style-name="Source_20_Text"><text:span text:style-name="T16">);</text:span></text:span></text:p>
            <text:p text:style-name="P64"><text:span text:style-name="Source_20_Text"><text:span text:style-name="T5"/></text:span></text:p>
            <text:p text:style-name="P64"><text:span text:style-name="Source_20_Text"><text:span text:style-name="T5">zip(&lt;collection1&gt;[,collectionN]);</text:span></text:span></text:p>
            <text:p text:style-name="P6"><text:span text:style-name="Source_20_Text"><text:span text:style-name="T80">unzip(&lt;collection&gt;);</text:span></text:span></text:p>
            <text:p text:style-name="P6"><text:span text:style-name="Source_20_Text"><text:span text:style-name="T80">zipObj(&lt;collection1&gt;,&lt;collection2&gt;);</text:span></text:span></text:p>
            <text:p text:style-name="P71"><text:span text:style-name="Source_20_Text"><text:span text:style-name="T5">item(&lt;collection&gt;,&lt;index&gt;);</text:span></text:span></text:p>
            <text:p text:style-name="P72"><text:span text:style-name="Source_20_Text"><text:span text:style-name="T18">nth(&lt;collection&gt;,&lt;index&gt;);</text:span></text:span></text:p>
            <text:p text:style-name="P13"><text:span text:style-name="Source_20_Text"><text:span text:style-name="T5">first(&lt;collec</text:span></text:span><text:span text:style-name="Source_20_Text"><text:span text:style-name="T7">tion</text:span></text:span><text:span text:style-name="Source_20_Text"><text:span text:style-name="T5">&gt;);</text:span></text:span></text:p>
            <text:p text:style-name="P13"><text:span text:style-name="Source_20_Text"><text:span text:style-name="T79">head(&lt;col</text:span></text:span><text:span text:style-name="Source_20_Text"><text:span text:style-name="T83">lection</text:span></text:span><text:span text:style-name="Source_20_Text"><text:span text:style-name="T79">&gt;);</text:span></text:span></text:p>
            <text:p text:style-name="P15"><text:span text:style-name="Source_20_Text"><text:span text:style-name="T130">last(&lt;collec</text:span></text:span><text:span text:style-name="Source_20_Text"><text:span text:style-name="T133">tion</text:span></text:span><text:span text:style-name="Source_20_Text"><text:span text:style-name="T130">&gt;);</text:span></text:span></text:p>
            <text:p text:style-name="P40">initial(&lt;collection&gt;);</text:p>
            <text:p text:style-name="P4"><text:span text:style-name="Source_20_Text"><text:span text:style-name="T5">tail(&lt;collection&gt;);</text:span></text:span></text:p>
            <text:p text:style-name="P2"><text:span text:style-name="Source_20_Text"><text:span text:style-name="T12">flat(&lt;collection&gt;);</text:span></text:span></text:p>
            <text:p text:style-name="P2"><text:span text:style-name="Source_20_Text"><text:span text:style-name="T5">concat(&lt;collection1&gt;[,collectionN]);</text:span></text:span></text:p>
            <text:p text:style-name="P14"><text:span text:style-name="Source_20_Text"><text:span text:style-name="T134">join(&lt;collection&gt;[,separator</text:span></text:span><text:span text:style-name="Source_20_Text"><text:span text:style-name="T135">=","</text:span></text:span><text:span text:style-name="Source_20_Text"><text:span text:style-name="T134">]);</text:span></text:span></text:p>
          </table:table-cell>
          <table:table-cell table:style-name="Table4.C2" office:value-type="string">
            <text:p text:style-name="P26"><text:span text:style-name="Source_20_Text"><text:span text:style-name="T5"/></text:span></text:p>
            <text:p text:style-name="P26"><text:span text:style-name="Source_20_Text"><text:span text:style-name="T130">Array.prototype.at();</text:span></text:span></text:p>
            <text:p text:style-name="P26"><text:span text:style-name="Source_20_Text"><text:span text:style-name="T130">Array.prototype.findLast();</text:span></text:span></text:p>
            <text:p text:style-name="P26"><text:span text:style-name="Source_20_Text"><text:span text:style-name="T130">Array.prototype.findLast</text:span></text:span><text:span text:style-name="Source_20_Text"><text:span text:style-name="T136">Index</text:span></text:span><text:span text:style-name="Source_20_Text"><text:span text:style-name="T130">();</text:span></text:span></text:p>
            <text:p text:style-name="P32"><text:span text:style-name="Source_20_Text"><text:span text:style-name="T130">Array.prototype.flat();</text:span></text:span></text:p>
            <text:p text:style-name="P32"><text:span text:style-name="Source_20_Text"><text:span text:style-name="T130">Array.prototype.flatMap();</text:span></text:span></text:p>
            <text:p text:style-name="P26"><text:span text:style-name="Source_20_Text"><text:span text:style-name="T130">Array.prototype.groupBy();</text:span></text:span></text:p>
            <text:p text:style-name="P26"><text:span text:style-name="Source_20_Text"><text:span text:style-name="T130">Array.prototype.groupByToMap();</text:span></text:span></text:p>
            <text:p text:style-name="P20"><text:span text:style-name="Source_20_Text"><text:span text:style-name="T5"/></text:span></text:p>
            <text:p text:style-name="P32"><text:span text:style-name="Source_20_Text"><text:span text:style-name="T130">crypto.randomUUID();</text:span></text:span></text:p>
            <text:p text:style-name="P32"><text:span text:style-name="Source_20_Text"><text:span text:style-name="T5"/></text:span></text:p>
            <text:p text:style-name="P32"><text:span text:style-name="Source_20_Text"><text:span text:style-name="T130">globalThis;</text:span></text:span></text:p>
            <text:p text:style-name="P33"><text:span text:style-name="Source_20_Text"><text:span text:style-name="T5"/></text:span></text:p>
            <text:p text:style-name="P33"><text:span text:style-name="Source_20_Text"><text:span text:style-name="T130">Number.MIN_SAFE_INTEGER;</text:span></text:span></text:p>
            <text:p text:style-name="P33"><text:span text:style-name="Source_20_Text"><text:span text:style-name="T130">Number.M</text:span></text:span><text:span text:style-name="Source_20_Text"><text:span text:style-name="T145">AX</text:span></text:span><text:span text:style-name="Source_20_Text"><text:span text:style-name="T130">_SAFE_INTEGER;</text:span></text:span></text:p>
            <text:p text:style-name="P33"><text:span text:style-name="Source_20_Text"><text:span text:style-name="T5"/></text:span></text:p>
            <text:p text:style-name="P32"><text:span text:style-name="Source_20_Text"><text:span text:style-name="T161">Object</text:span></text:span><text:span text:style-name="Source_20_Text"><text:span text:style-name="T159">.fromEntries();</text:span></text:span></text:p>
            <text:p text:style-name="P32"><text:span text:style-name="Source_20_Text"><text:span text:style-name="T130">Object</text:span></text:span><text:span text:style-name="Source_20_Text"><text:span text:style-name="T140">.</text:span></text:span><text:span text:style-name="Source_20_Text"><text:span text:style-name="T132">hasOwn();</text:span></text:span></text:p>
            <text:p text:style-name="P32"><text:span text:style-name="Source_20_Text"><text:span text:style-name="T130">Object</text:span></text:span><text:span text:style-name="Source_20_Text"><text:span text:style-name="T140">.</text:span></text:span><text:span text:style-name="Source_20_Text"><text:span text:style-name="T144">is</text:span></text:span><text:span text:style-name="Source_20_Text"><text:span text:style-name="T132">();</text:span></text:span></text:p>
            <text:p text:style-name="P32"><text:span text:style-name="Source_20_Text"><text:span text:style-name="T84"/></text:span></text:p>
            <text:p text:style-name="P32"><text:span text:style-name="Source_20_Text"><text:span text:style-name="T130">String.prototype.at();</text:span></text:span></text:p>
            <text:p text:style-name="P32"><text:span text:style-name="Source_20_Text"><text:span text:style-name="T143">String.prototype</text:span></text:span><text:span text:style-name="Source_20_Text"><text:span text:style-name="T130">.matchAll();</text:span></text:span></text:p>
            <text:p text:style-name="P23"><text:span text:style-name="Source_20_Text"><text:span text:style-name="T130">String.prototype.replaceAll();</text:span></text:span></text:p>
            <text:p text:style-name="P23"><text:span text:style-name="Source_20_Text"><text:span text:style-name="T130">String.prototype.trimStart();</text:span></text:span></text:p>
            <text:p text:style-name="P20"><text:span text:style-name="Source_20_Text"><text:span text:style-name="T130">String.prototype.trimLeft();</text:span></text:span></text:p>
            <text:p text:style-name="P20"><text:span text:style-name="Source_20_Text"><text:span text:style-name="T130">String.prototype.trimEnd();</text:span></text:span></text:p>
            <text:p text:style-name="P20"><text:span text:style-name="Source_20_Text"><text:span text:style-name="T130">String.prototype.trimRight();</text:span></text:span></text:p>
            <text:p text:style-name="P20"><text:span text:style-name="Source_20_Text"><text:span text:style-name="T5"/></text:span></text:p>
            <text:p text:style-name="P28"><text:span text:style-name="Source_20_Text"><text:span text:style-name="T130">TypedArray.prototype.at();</text:span></text:span></text:p>
            <text:p text:style-name="P27"><text:span text:style-name="Source_20_Text"><text:span text:style-name="T130">TypedArray.prototype.findLast();</text:span></text:span></text:p>
            <text:p text:style-name="P27"><text:span text:style-name="Source_20_Text"><text:span text:style-name="T130">TypedArray.prototype.findLast</text:span></text:span><text:span text:style-name="Source_20_Text"><text:span text:style-name="T136">Index</text:span></text:span><text:span text:style-name="Source_20_Text"><text:span text:style-name="T130">();</text:span></text:span></text:p>
            <text:p text:style-name="P27"><text:span text:style-name="Source_20_Text"><text:span text:style-name="T5"/></text:span></text:p>
          </table:table-cell>
        </table:table-row>
        <table:table-row table:style-name="Table4.3">
          <table:covered-table-cell table:style-name="Table4.A3"/>
          <table:covered-table-cell table:style-name="Table4.B3"/>
          <table:table-cell table:style-name="Table4.C3" office:value-type="string">
            <text:p text:style-name="P97"><text:span text:style-name="T176">Non-standard p</text:span>olyfills</text:p>
          </table:table-cell>
        </table:table-row>
        <table:table-row table:style-name="TableLine2715140807936">
          <table:covered-table-cell table:style-name="Table4.A4"/>
          <table:covered-table-cell table:style-name="Table4.B4"/>
          <table:table-cell table:style-name="Table4.C4" office:value-type="string">
            <text:p text:style-name="P21"><text:span text:style-name="Source_20_Text"><text:span text:style-name="T5"/></text:span></text:p>
            <text:p text:style-name="P21"><text:span text:style-name="Source_20_Text"><text:span text:style-name="T130">BigInt.prototype.toJSON();</text:span></text:span></text:p>
            <text:p text:style-name="P34"><text:span text:style-name="Source_20_Text"><text:span text:style-name="T28"/></text:span></text:p>
            <text:p text:style-name="P34"><text:span text:style-name="Source_20_Text"><text:span text:style-name="T131">A</text:span></text:span><text:span text:style-name="Source_20_Text"><text:span text:style-name="T130">syncFunction</text:span></text:span><text:span text:style-name="Source_20_Text"><text:span text:style-name="T131">(); </text:span></text:span></text:p>
            <text:p text:style-name="P34"><text:span text:style-name="Source_20_Text"><text:span text:style-name="T130">GeneratorFunction();</text:span></text:span></text:p>
            <text:p text:style-name="P34"><text:span text:style-name="Source_20_Text"><text:span text:style-name="T5"/></text:span></text:p>
          </table:table-cell>
        </table:table-row>
      </table:table>
      <text:p text:style-name="P47"><text:soft-page-break/>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table:number-columns-spanned="2" office:value-type="string">
            <text:p text:style-name="P48">Math plugin (with celestra-math.min.js)</text:p>
          </table:table-cell>
          <table:covered-table-cell/>
          <table:table-cell table:style-name="Table2.C1" office:value-type="string">
            <text:p text:style-name="P95">Abstract functions</text:p>
          </table:table-cell>
        </table:table-row>
        <table:table-row table:style-name="TableLine2715140808480">
          <table:table-cell table:style-name="Table2.B2" office:value-type="string">
            <text:p text:style-name="P42"/>
            <text:p text:style-name="P43">sum(&lt;value1&gt;[,valueN]);</text:p>
            <text:p text:style-name="P43">avg(&lt;value1&gt;[,valueN]);</text:p>
            <text:p text:style-name="P43">product(&lt;value1&gt;[,valueN]);</text:p>
            <text:p text:style-name="P43"/>
            <text:p text:style-name="P43">clamp(&lt;value&gt;,&lt;min&gt;,&lt;max&gt;);</text:p>
            <text:p text:style-name="P43"/>
            <text:p text:style-name="P43">isEven(&lt;value&gt;);</text:p>
            <text:p text:style-name="P43">isOdd(&lt;value&gt;);</text:p>
            <text:p text:style-name="P44"/>
            <text:p text:style-name="P49"/>
            <text:p text:style-name="P49"/>
            <text:p text:style-name="P44"/>
            <text:p text:style-name="P50"/>
            <text:p text:style-name="P49"/>
          </table:table-cell>
          <table:table-cell table:style-name="Table2.B2" office:value-type="string">
            <text:p text:style-name="P43"/>
            <text:p text:style-name="P101">toFloat32(&lt;value&gt;);</text:p>
            <text:p text:style-name="P103"/>
            <text:p text:style-name="P43">toInt8(&lt;value&gt;);</text:p>
            <text:p text:style-name="P43">toUInt8(&lt;value&gt;);<text:span text:style-name="T177"> </text:span></text:p>
            <text:p text:style-name="P43">toInt16(&lt;value&gt;);<text:span text:style-name="T177"> </text:span></text:p>
            <text:p text:style-name="P43">toUInt<text:span text:style-name="T178">1</text:span>6(&lt;value&gt;);<text:span text:style-name="T177"> </text:span></text:p>
            <text:p text:style-name="P43">toInt32(&lt;value&gt;);<text:span text:style-name="T177"> </text:span></text:p>
            <text:p text:style-name="P43">toUInt32(&lt;value&gt;);<text:span text:style-name="T177"> </text:span></text:p>
            <text:p text:style-name="P43">toBigInt64(&lt;value&gt;);<text:span text:style-name="T177"> </text:span></text:p>
            <text:p text:style-name="P43">toBigUInt64(&lt;value&gt;);</text:p>
            <text:p text:style-name="P43"/>
            <text:p text:style-name="P45">isInt8(&lt;value&gt;);</text:p>
            <text:p text:style-name="P45">isUInt8(&lt;value&gt;);</text:p>
            <text:p text:style-name="P45">isInt16(&lt;value&gt;);</text:p>
            <text:p text:style-name="P50">isUInt16(&lt;value&gt;);</text:p>
            <text:p text:style-name="P50">isInt32(&lt;value&gt;);</text:p>
            <text:p text:style-name="P50">isUInt32(&lt;value&gt;);</text:p>
            <text:p text:style-name="P50">isBigInt64(&lt;value&gt;);</text:p>
            <text:p text:style-name="P43"><text:span text:style-name="T180">i</text:span><text:span text:style-name="T179">sBigUInt64(&lt;value&gt;);</text:span></text:p>
            <text:p text:style-name="P50"/>
          </table:table-cell>
          <table:table-cell table:style-name="Table2.C2" office:value-type="string">
            <text:p text:style-name="P32"><text:span text:style-name="Source_20_Text"><text:span text:style-name="T29"/></text:span></text:p>
            <text:p text:style-name="P35"><text:span text:style-name="Source_20_Text"><text:span text:style-name="T146">getIn(&lt;</text:span></text:span><text:span text:style-name="Source_20_Text"><text:span text:style-name="T164">o</text:span></text:span><text:span text:style-name="Source_20_Text"><text:span text:style-name="T169">bject</text:span></text:span><text:span text:style-name="Source_20_Text"><text:span text:style-name="T146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46">&gt;);</text:span></text:span></text:p>
            <text:p text:style-name="P35"><text:span text:style-name="Source_20_Text"><text:span text:style-name="T146">getInV(&lt;</text:span></text:span><text:span text:style-name="Source_20_Text"><text:span text:style-name="T166">o</text:span></text:span><text:span text:style-name="Source_20_Text"><text:span text:style-name="T169">bject</text:span></text:span><text:span text:style-name="Source_20_Text"><text:span text:style-name="T146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46">&gt;);</text:span></text:span></text:p>
            <text:p text:style-name="P39"><text:span text:style-name="Source_20_Text"><text:span text:style-name="T146">hasIn(&lt;</text:span></text:span><text:span text:style-name="Source_20_Text"><text:span text:style-name="T164">o</text:span></text:span><text:span text:style-name="Source_20_Text"><text:span text:style-name="T169">bject</text:span></text:span><text:span text:style-name="Source_20_Text"><text:span text:style-name="T146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46">&gt;);</text:span></text:span></text:p>
            <text:p text:style-name="P39"><text:span text:style-name="Source_20_Text"><text:span text:style-name="T146">setIn(&lt;</text:span></text:span><text:span text:style-name="Source_20_Text"><text:span text:style-name="T162">object</text:span></text:span><text:span text:style-name="Source_20_Text"><text:span text:style-name="T146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46">&gt;,&lt;</text:span></text:span><text:span text:style-name="Source_20_Text"><text:span text:style-name="T163">v</text:span></text:span><text:span text:style-name="Source_20_Text"><text:span text:style-name="T162">alue</text:span></text:span><text:span text:style-name="Source_20_Text"><text:span text:style-name="T146">&gt;);</text:span></text:span></text:p>
            <text:p text:style-name="P36"><text:span text:style-name="Source_20_Text"><text:span text:style-name="T60"/></text:span></text:p>
            <text:p text:style-name="P38"><text:span text:style-name="Source_20_Text"><text:span text:style-name="T149">to</text:span></text:span><text:span text:style-name="Source_20_Text"><text:span text:style-name="T148">Index(&lt;v</text:span></text:span><text:span text:style-name="Source_20_Text"><text:span text:style-name="T152">alue</text:span></text:span><text:span text:style-name="Source_20_Text"><text:span text:style-name="T148">&gt;);</text:span></text:span></text:p>
            <text:p text:style-name="P38"><text:span text:style-name="Source_20_Text"><text:span text:style-name="T146">toPropertyKey(&lt;</text:span></text:span><text:span text:style-name="Source_20_Text"><text:span text:style-name="T165">v</text:span></text:span><text:span text:style-name="Source_20_Text"><text:span text:style-name="T152">alue</text:span></text:span><text:span text:style-name="Source_20_Text"><text:span text:style-name="T146">&gt;);</text:span></text:span></text:p>
            <text:p text:style-name="P38"><text:span text:style-name="Source_20_Text"><text:span text:style-name="T150">toInteger(&lt;val</text:span></text:span><text:span text:style-name="Source_20_Text"><text:span text:style-name="T152">ue</text:span></text:span><text:span text:style-name="Source_20_Text"><text:span text:style-name="T150">&gt;);</text:span></text:span></text:p>
            <text:p text:style-name="P37"><text:span text:style-name="Source_20_Text"><text:span text:style-name="T151">toArray(v</text:span></text:span><text:span text:style-name="Source_20_Text"><text:span text:style-name="T152">alue</text:span></text:span><text:span text:style-name="Source_20_Text"><text:span text:style-name="T151">);</text:span></text:span></text:p>
            <text:p text:style-name="P32"><text:span text:style-name="Source_20_Text"><text:span text:style-name="T146">toObject(&lt;</text:span></text:span><text:span text:style-name="Source_20_Text"><text:span text:style-name="T162">value</text:span></text:span><text:span text:style-name="Source_20_Text"><text:span text:style-name="T146">&gt;);</text:span></text:span></text:p>
            <text:p text:style-name="P32"><text:span text:style-name="Source_20_Text"><text:span text:style-name="T61"/></text:span></text:p>
            <text:p text:style-name="P37"><text:span text:style-name="Source_20_Text"><text:span text:style-name="T148">isIndex(&lt;v</text:span></text:span><text:span text:style-name="Source_20_Text"><text:span text:style-name="T152">alue</text:span></text:span><text:span text:style-name="Source_20_Text"><text:span text:style-name="T148">&gt;);</text:span></text:span></text:p>
            <text:p text:style-name="P37"><text:span text:style-name="Source_20_Text"><text:span text:style-name="T146">isPropertyKey(&lt;</text:span></text:span><text:span text:style-name="Source_20_Text"><text:span text:style-name="T165">v</text:span></text:span><text:span text:style-name="Source_20_Text"><text:span text:style-name="T152">alue</text:span></text:span><text:span text:style-name="Source_20_Text"><text:span text:style-name="T146">&gt;);</text:span></text:span></text:p>
            <text:p text:style-name="P37"><text:span text:style-name="Source_20_Text"><text:span text:style-name="T146">isSameValue(&lt;</text:span></text:span><text:span text:style-name="Source_20_Text"><text:span text:style-name="T167">v</text:span></text:span><text:span text:style-name="Source_20_Text"><text:span text:style-name="T152">alue</text:span></text:span><text:span text:style-name="Source_20_Text"><text:span text:style-name="T167">1</text:span></text:span><text:span text:style-name="Source_20_Text"><text:span text:style-name="T146">&gt;,&lt;</text:span></text:span><text:span text:style-name="Source_20_Text"><text:span text:style-name="T167">v</text:span></text:span><text:span text:style-name="Source_20_Text"><text:span text:style-name="T152">alue</text:span></text:span><text:span text:style-name="Source_20_Text"><text:span text:style-name="T167">2</text:span></text:span><text:span text:style-name="Source_20_Text"><text:span text:style-name="T146">&gt;);</text:span></text:span></text:p>
            <text:p text:style-name="P31"><text:span text:style-name="Source_20_Text"><text:span text:style-name="T146">isSameValueZero(&lt;</text:span></text:span><text:span text:style-name="Source_20_Text"><text:span text:style-name="T162">value1</text:span></text:span><text:span text:style-name="Source_20_Text"><text:span text:style-name="T146">&gt;,&lt;</text:span></text:span><text:span text:style-name="Source_20_Text"><text:span text:style-name="T162">value2</text:span></text:span><text:span text:style-name="Source_20_Text"><text:span text:style-name="T146">&gt;);</text:span></text:span></text:p>
            <text:p text:style-name="P31"><text:span text:style-name="Source_20_Text"><text:span text:style-name="T146">isSameValueNonNumber(&lt;</text:span></text:span><text:span text:style-name="Source_20_Text"><text:span text:style-name="T162">val</text:span></text:span><text:span text:style-name="Source_20_Text"><text:span text:style-name="T168">ue</text:span></text:span><text:span text:style-name="Source_20_Text"><text:span text:style-name="T162">1</text:span></text:span><text:span text:style-name="Source_20_Text"><text:span text:style-name="T146">&gt;,&lt;</text:span></text:span><text:span text:style-name="Source_20_Text"><text:span text:style-name="T162">val</text:span></text:span><text:span text:style-name="Source_20_Text"><text:span text:style-name="T168">ue</text:span></text:span><text:span text:style-name="Source_20_Text"><text:span text:style-name="T162">2</text:span></text:span><text:span text:style-name="Source_20_Text"><text:span text:style-name="T146">&gt;);</text:span></text:span></text:p>
            <text:p text:style-name="P31"><text:span text:style-name="Source_20_Text"><text:span text:style-name="T29"/></text:span></text:p>
            <text:p text:style-name="P37"><text:span text:style-name="Source_20_Text"><text:span text:style-name="T147">type(&lt;value&gt;);</text:span></text:span></text:p>
            <text:p text:style-name="P37"><text:span text:style-name="Source_20_Text"><text:span text:style-name="T146">createDataProperty(&lt;</text:span></text:span><text:span text:style-name="Source_20_Text"><text:span text:style-name="T164">o</text:span></text:span><text:span text:style-name="Source_20_Text"><text:span text:style-name="T169">bject</text:span></text:span><text:span text:style-name="Source_20_Text"><text:span text:style-name="T146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46">&gt;,&lt;</text:span></text:span><text:span text:style-name="Source_20_Text"><text:span text:style-name="T150">val</text:span></text:span><text:span text:style-name="Source_20_Text"><text:span text:style-name="T152">ue</text:span></text:span><text:span text:style-name="Source_20_Text"><text:span text:style-name="T146">&gt;);</text:span></text:span></text:p>
            <text:p text:style-name="P37"><text:span text:style-name="Source_20_Text"><text:span text:style-name="T146">createMethodProperty(&lt;</text:span></text:span><text:span text:style-name="Source_20_Text"><text:span text:style-name="T164">o</text:span></text:span><text:span text:style-name="Source_20_Text"><text:span text:style-name="T169">bject</text:span></text:span><text:span text:style-name="Source_20_Text"><text:span text:style-name="T146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46">&gt;,&lt;</text:span></text:span><text:span text:style-name="Source_20_Text"><text:span text:style-name="T150">val</text:span></text:span><text:span text:style-name="Source_20_Text"><text:span text:style-name="T152">ue</text:span></text:span><text:span text:style-name="Source_20_Text"><text:span text:style-name="T146">&gt;);</text:span></text:span></text:p>
            <text:p text:style-name="P37"><text:span text:style-name="Source_20_Text"><text:span text:style-name="T29"/></text:span></text:p>
          </table:table-cell>
        </table:table-row>
        <table:table-row table:style-name="Table2.1">
          <table:table-cell table:style-name="Table2.A3" table:number-columns-spanned="3" office:value-type="string">
            <text:p text:style-name="P52"><text:span text:style-name="Source_20_Text"><text:span text:style-name="T4">Cookie</text:span></text:span></text:p>
          </table:table-cell>
          <table:covered-table-cell/>
          <table:covered-table-cell/>
        </table:table-row>
        <table:table-row table:style-name="TableLine2715140819904">
          <table:table-cell table:style-name="Table2.A4" table:number-columns-spanned="3" office:value-type="string">
            <text:p text:style-name="P88"><text:span text:style-name="Source_20_Text"><text:span text:style-name="T29">getCookie([name]);</text:span></text:span></text:p>
            <text:p text:style-name="P88"><text:span text:style-name="Source_20_Text"><text:span text:style-name="T29">hasCookie(&lt;name&gt;);</text:span></text:span></text:p>
            <text:p text:style-name="P91"><text:span text:style-name="Source_20_Text"><text:span text:style-name="T29">setCookie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text:span text:style-name="Source_20_Text"><text:span text:style-name="T29"> setCookie(&lt;name&gt;,&lt;value&gt;[,hours</text:span></text:span><text:span text:style-name="Source_20_Text"><text:span text:style-name="T37">=8760</text:span></text:span><text:span text:style-name="Source_20_Text"><text:span text:style-name="T29">[,path</text:span></text:span><text:span text:style-name="Source_20_Text"><text:span text:style-name="T37">="/"</text:span></text:span><text:span text:style-name="Source_20_Text"><text:span text:style-name="T29">[,domain[,secure[,SameSite</text:span></text:span><text:span text:style-name="Source_20_Text"><text:span text:style-name="T37">=</text:span></text:span><text:span text:style-name="Source_20_Text"><text:span text:style-name="T87">"Lax"</text:span></text:span><text:span text:style-name="Source_20_Text"><text:span text:style-name="T29">[,HttpOnly]]]]]]);</text:span></text:span></text:p>
            <text:p text:style-name="P91"><text:span text:style-name="Source_20_Text"><text:span text:style-name="T29">removeCookie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/text:p>
            <text:p text:style-name="P87"><text:span text:style-name="Source_20_Text"><text:span text:style-name="T29">removeCookie(&lt;name&gt;[,path</text:span></text:span><text:span text:style-name="Source_20_Text"><text:span text:style-name="T37">="/"</text:span></text:span><text:span text:style-name="Source_20_Text"><text:span text:style-name="T29">[,domain[,secure[,SameSite</text:span></text:span><text:span text:style-name="Source_20_Text"><text:span text:style-name="T37">=</text:span></text:span><text:span text:style-name="Source_20_Text"><text:span text:style-name="T87">"Lax"</text:span></text:span><text:span text:style-name="Source_20_Text"><text:span text:style-name="T29">[,HttpOnly]]]]]);</text:span></text:span></text:p>
            <text:p text:style-name="P91"><text:span text:style-name="Source_20_Text"><text:span text:style-name="T29">clearCookies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/text:p>
            <text:p text:style-name="P87"><text:span text:style-name="Source_20_Text"><text:span text:style-name="T29">clearCookies([path</text:span></text:span><text:span text:style-name="Source_20_Text"><text:span text:style-name="T37">="/"</text:span></text:span><text:span text:style-name="Source_20_Text"><text:span text:style-name="T29">[,domain[,</text:span></text:span><text:span text:style-name="Source_20_Text"><text:span text:style-name="T94">sec</text:span></text:span><text:span text:style-name="Source_20_Text"><text:span text:style-name="T29">[,SameSite</text:span></text:span><text:span text:style-name="Source_20_Text"><text:span text:style-name="T37">=</text:span></text:span><text:span text:style-name="Source_20_Text"><text:span text:style-name="T87">"Lax"</text:span></text:span><text:span text:style-name="Source_20_Text"><text:span text:style-name="T29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93">AJAX and CORS</text:p>
          </table:table-cell>
          <table:covered-table-cell/>
          <table:covered-table-cell/>
        </table:table-row>
        <table:table-row table:style-name="TableLine2715140810928">
          <table:table-cell table:style-name="Table2.A6" table:number-columns-spanned="3" office:value-type="string">
            <text:p text:style-name="P100"><text:span text:style-name="Source_20_Text"><text:span text:style-name="T29">getText(&lt;url&gt;,&lt;success&gt;);</text:span></text:span></text:p>
            <text:p text:style-name="P100"><text:span text:style-name="Source_20_Text"><text:span text:style-name="T29">getJson(&lt;url&gt;,&lt;success&gt;);</text:span></text:span></text:p>
            <text:p text:style-name="P99"><text:span text:style-name="Source_20_Text"><text:span text:style-name="T29">ajax(&lt;Options obj</text:span></text:span><text:span text:style-name="Source_20_Text"><text:span text:style-name="T30">ect</text:span></text:span><text:span text:style-name="Source_20_Text"><text:span text:style-name="T29">&gt;);</text:span></text:span></text:p>
            <text:p text:style-name="P82"><text:span text:style-name="Source_20_Text"><text:span text:style-name="T3">Options object properties (* = default value):</text:span></text:span><text:span text:style-name="Source_20_Text"><text:span text:style-name="T29"> url: </text:span></text:span><text:span text:style-name="Source_20_Text"><text:span text:style-name="T63">string</text:span></text:span><text:span text:style-name="Source_20_Text"><text:span text:style-name="T29">, data: </text:span></text:span><text:span text:style-name="Source_20_Text"><text:span text:style-name="T63">string</text:span></text:span><text:span text:style-name="Source_20_Text"><text:span text:style-name="T29">, queryType: </text:span></text:span><text:span text:style-name="Source_20_Text"><text:span text:style-name="T63">*"ajax"/"cors"</text:span></text:span><text:span text:style-name="Source_20_Text"><text:span text:style-name="T29">, type: </text:span></text:span><text:span text:style-name="Source_20_Text"><text:span text:style-name="T63">*"get"/"post"</text:span></text:span><text:span text:style-name="Source_20_Text"><text:span text:style-name="T29">, success: </text:span></text:span><text:span text:style-name="Source_20_Text"><text:span text:style-name="T63">function</text:span></text:span><text:span text:style-name="Source_20_Text"><text:span text:style-name="T29">, error: </text:span></text:span><text:span text:style-name="Source_20_Text"><text:span text:style-name="T63">function</text:span></text:span><text:span text:style-name="Source_20_Text"><text:span text:style-name="T29">, format: </text:span></text:span><text:span text:style-name="Source_20_Text"><text:span text:style-name="T63">*"text"/"json"/"xml"</text:span></text:span><text:span text:style-name="Source_20_Text"><text:span text:style-name="T29">, user: </text:span></text:span><text:span text:style-name="Source_20_Text"><text:span text:style-name="T63">string</text:span></text:span><text:span text:style-name="Source_20_Text"><text:span text:style-name="T29">, password: </text:span></text:span><text:span text:style-name="Source_20_Text"><text:span text:style-name="T63">string</text:span></text:span></text:p>
          </table:table-cell>
          <table:covered-table-cell/>
          <table:covered-table-cell/>
        </table:table-row>
      </table:table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Czigler, Ferenc</meta:initial-creator>
    <meta:creation-date>2018-01-01T17:18:00Z</meta:creation-date>
    <dc:date>2022-02-18T10:55:36.648000000</dc:date>
    <meta:print-date>2019-08-23T14:41:00Z</meta:print-date>
    <meta:editing-cycles>740</meta:editing-cycles>
    <meta:editing-duration>PT15H44M12S</meta:editing-duration>
    <meta:document-statistic meta:table-count="3" meta:image-count="0" meta:object-count="0" meta:page-count="3" meta:paragraph-count="269" meta:word-count="360" meta:character-count="7826" meta:non-whitespace-character-count="7711"/>
    <meta:template xlink:type="simple" xlink:actuate="onRequest" xlink:title="" xlink:href="Normal.dotm"/>
  </office:meta>
</office:document-meta>
</file>